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Liberation Sans" svg:font-family="Liberation Sans" style:font-family-generic="swiss" style:font-pitch="variable"/>
    <style:font-face style:name="Source Han Sans CN" svg:font-family="Source Han Sans CN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, sans-serif" svg:font-family="Arial, sans-serif" style:font-family-generic="system"/>
    <style:font-face style:name="Nimbus Roman" svg:font-family="Nimbus Roman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0.6354in" text:min-label-width="0.25in" text:list-level-position-and-space-mode="label-alignment">
          <style:list-level-label-alignment text:label-followed-by="listtab" fo:margin-left="0.8854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.1354in" text:min-label-width="0.25in" text:list-level-position-and-space-mode="label-alignment">
          <style:list-level-label-alignment text:label-followed-by="listtab" fo:margin-left="1.3854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6354in" text:min-label-width="0.25in" text:list-level-position-and-space-mode="label-alignment">
          <style:list-level-label-alignment text:label-followed-by="listtab" fo:margin-left="1.8854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1354in" text:min-label-width="0.25in" text:list-level-position-and-space-mode="label-alignment">
          <style:list-level-label-alignment text:label-followed-by="listtab" fo:margin-left="2.3854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6354in" text:min-label-width="0.25in" text:list-level-position-and-space-mode="label-alignment">
          <style:list-level-label-alignment text:label-followed-by="listtab" fo:margin-left="2.8854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1354in" text:min-label-width="0.25in" text:list-level-position-and-space-mode="label-alignment">
          <style:list-level-label-alignment text:label-followed-by="listtab" fo:margin-left="3.3854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6354in" text:min-label-width="0.25in" text:list-level-position-and-space-mode="label-alignment">
          <style:list-level-label-alignment text:label-followed-by="listtab" fo:margin-left="3.885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1354in" text:min-label-width="0.25in" text:list-level-position-and-space-mode="label-alignment">
          <style:list-level-label-alignment text:label-followed-by="listtab" fo:margin-left="4.385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6354in" text:min-label-width="0.25in" text:list-level-position-and-space-mode="label-alignment">
          <style:list-level-label-alignment text:label-followed-by="listtab" fo:margin-left="4.8854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format="1" text:start-value="7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666in" text:min-label-width="0.125in" text:list-level-position-and-space-mode="label-alignment">
          <style:list-level-label-alignment text:label-followed-by="listtab" fo:margin-left="1.7916in" fo:text-indent="-0.125in"/>
        </style:list-level-properties>
      </text:list-level-style-number>
      <text:list-level-style-number text:level="4" style:num-suffix="." style:num-format="1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666in" text:min-label-width="0.125in" text:list-level-position-and-space-mode="label-alignment">
          <style:list-level-label-alignment text:label-followed-by="listtab" fo:margin-left="3.2916in" fo:text-indent="-0.125in"/>
        </style:list-level-properties>
      </text:list-level-style-number>
      <text:list-level-style-number text:level="7" style:num-suffix="." style:num-format="1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666in" text:min-label-width="0.125in" text:list-level-position-and-space-mode="label-alignment">
          <style:list-level-label-alignment text:label-followed-by="listtab" fo:margin-left="4.7916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7">
        <style:list-level-properties text:space-before="0.4791in" text:min-label-width="0.25in" text:list-level-position-and-space-mode="label-alignment">
          <style:list-level-label-alignment text:label-followed-by="listtab" fo:margin-left="0.729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791in" text:min-label-width="0.25in" text:list-level-position-and-space-mode="label-alignment">
          <style:list-level-label-alignment text:label-followed-by="listtab" fo:margin-left="1.229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041in" text:min-label-width="0.125in" text:list-level-position-and-space-mode="label-alignment">
          <style:list-level-label-alignment text:label-followed-by="listtab" fo:margin-left="1.7291in" fo:text-indent="-0.125in"/>
        </style:list-level-properties>
      </text:list-level-style-number>
      <text:list-level-style-number text:level="4" style:num-suffix="." style:num-format="1">
        <style:list-level-properties text:space-before="1.9791in" text:min-label-width="0.25in" text:list-level-position-and-space-mode="label-alignment">
          <style:list-level-label-alignment text:label-followed-by="listtab" fo:margin-left="2.229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791in" text:min-label-width="0.25in" text:list-level-position-and-space-mode="label-alignment">
          <style:list-level-label-alignment text:label-followed-by="listtab" fo:margin-left="2.729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041in" text:min-label-width="0.125in" text:list-level-position-and-space-mode="label-alignment">
          <style:list-level-label-alignment text:label-followed-by="listtab" fo:margin-left="3.2291in" fo:text-indent="-0.125in"/>
        </style:list-level-properties>
      </text:list-level-style-number>
      <text:list-level-style-number text:level="7" style:num-suffix="." style:num-format="1">
        <style:list-level-properties text:space-before="3.4791in" text:min-label-width="0.25in" text:list-level-position-and-space-mode="label-alignment">
          <style:list-level-label-alignment text:label-followed-by="listtab" fo:margin-left="3.729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791in" text:min-label-width="0.25in" text:list-level-position-and-space-mode="label-alignment">
          <style:list-level-label-alignment text:label-followed-by="listtab" fo:margin-left="4.229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041in" text:min-label-width="0.125in" text:list-level-position-and-space-mode="label-alignment">
          <style:list-level-label-alignment text:label-followed-by="listtab" fo:margin-left="4.7291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Times New Roman" fo:color="#000000" fo:font-size="11pt" style:font-size-asian="11pt" style:font-size-complex="11pt"/>
    </style:style>
    <style:style style:name="P2" style:parent-style-name="Textbody" style:family="paragraph">
      <style:text-properties style:font-name="Arial, sans-serif" fo:font-weight="bold" style:font-weight-asian="bold" fo:color="#000000" fo:font-size="11pt" style:font-size-asian="11pt" style:font-size-complex="11pt"/>
    </style:style>
    <style:style style:name="S1" style:family="section">
      <style:section-properties fo:margin-left="0in" fo:margin-right="0in" style:writing-mode="lr-tb"/>
    </style:style>
    <style:style style:name="P3" style:parent-style-name="Textbody" style:family="paragraph">
      <style:text-properties fo:font-size="11pt" style:font-size-asian="11pt" style:font-size-complex="11pt"/>
    </style:style>
    <style:style style:name="P4" style:parent-style-name="Textbody" style:family="paragraph">
      <style:text-properties fo:font-size="11pt" style:font-size-asian="11pt" style:font-size-complex="11pt"/>
    </style:style>
    <style:style style:name="P5" style:parent-style-name="Textbody" style:family="paragraph">
      <style:text-properties fo:font-size="11pt" style:font-size-asian="11pt" style:font-size-complex="11pt"/>
    </style:style>
    <style:style style:name="P6" style:parent-style-name="Textbody" style:family="paragraph">
      <style:text-properties fo:font-size="11pt" style:font-size-asian="11pt" style:font-size-complex="11pt"/>
    </style:style>
    <style:style style:name="P7" style:parent-style-name="Textbody" style:family="paragraph">
      <style:text-properties fo:font-size="11pt" style:font-size-asian="11pt" style:font-size-complex="11pt"/>
    </style:style>
    <style:style style:name="P8" style:parent-style-name="Textbody" style:family="paragraph">
      <style:text-properties fo:font-size="11pt" style:font-size-asian="11pt" style:font-size-complex="11pt"/>
    </style:style>
    <style:style style:name="P9" style:parent-style-name="Textbody" style:family="paragraph">
      <style:text-properties fo:font-size="11pt" style:font-size-asian="11pt" style:font-size-complex="11pt"/>
    </style:style>
    <style:style style:name="P10" style:parent-style-name="Textbody" style:family="paragraph">
      <style:text-properties fo:font-size="11pt" style:font-size-asian="11pt" style:font-size-complex="11pt"/>
    </style:style>
    <style:style style:name="P11" style:parent-style-name="Textbody" style:family="paragraph">
      <style:text-properties fo:font-size="11pt" style:font-size-asian="11pt" style:font-size-complex="11pt"/>
    </style:style>
    <style:style style:name="P12" style:parent-style-name="Textbody" style:family="paragraph">
      <style:text-properties fo:font-size="11pt" style:font-size-asian="11pt" style:font-size-complex="11pt"/>
    </style:style>
    <style:style style:name="P13" style:parent-style-name="Textbody" style:family="paragraph">
      <style:text-properties fo:font-size="11pt" style:font-size-asian="11pt" style:font-size-complex="11pt"/>
    </style:style>
    <style:style style:name="P14" style:parent-style-name="Textbody" style:family="paragraph">
      <style:text-properties fo:font-size="11pt" style:font-size-asian="11pt" style:font-size-complex="11pt"/>
    </style:style>
    <style:style style:name="P15" style:parent-style-name="Textbody" style:family="paragraph">
      <style:text-properties fo:font-size="11pt" style:font-size-asian="11pt" style:font-size-complex="11pt"/>
    </style:style>
    <style:style style:name="P16" style:parent-style-name="Textbody" style:family="paragraph">
      <style:text-properties fo:font-size="11pt" style:font-size-asian="11pt" style:font-size-complex="11pt"/>
    </style:style>
    <style:style style:name="P17" style:parent-style-name="Textbody" style:family="paragraph">
      <style:text-properties fo:font-size="11pt" style:font-size-asian="11pt" style:font-size-complex="11pt"/>
    </style:style>
    <style:style style:name="P18" style:parent-style-name="Textbody" style:family="paragraph">
      <style:text-properties fo:font-size="11pt" style:font-size-asian="11pt" style:font-size-complex="11pt"/>
    </style:style>
    <style:style style:name="P19" style:parent-style-name="Textbody" style:family="paragraph">
      <style:text-properties fo:font-size="11pt" style:font-size-asian="11pt" style:font-size-complex="11pt"/>
    </style:style>
    <style:style style:name="P20" style:parent-style-name="Textbody" style:family="paragraph">
      <style:text-properties fo:font-size="11pt" style:font-size-asian="11pt" style:font-size-complex="11pt"/>
    </style:style>
    <style:style style:name="P21" style:parent-style-name="Textbody" style:family="paragraph">
      <style:text-properties fo:font-size="11pt" style:font-size-asian="11pt" style:font-size-complex="11pt"/>
    </style:style>
    <style:style style:name="P22" style:parent-style-name="Textbody" style:family="paragraph">
      <style:text-properties fo:font-size="11pt" style:font-size-asian="11pt" style:font-size-complex="11pt"/>
    </style:style>
    <style:style style:name="P23" style:parent-style-name="Textbody" style:family="paragraph">
      <style:text-properties fo:font-size="11pt" style:font-size-asian="11pt" style:font-size-complex="11pt"/>
    </style:style>
    <style:style style:name="P24" style:parent-style-name="Textbody" style:family="paragraph">
      <style:text-properties fo:font-size="11pt" style:font-size-asian="11pt" style:font-size-complex="11pt"/>
    </style:style>
    <style:style style:name="P25" style:parent-style-name="Textbody" style:family="paragraph">
      <style:text-properties fo:font-size="11pt" style:font-size-asian="11pt" style:font-size-complex="11pt"/>
    </style:style>
    <style:style style:name="S2" style:family="section">
      <style:section-properties fo:margin-left="0in" fo:margin-right="0in" style:writing-mode="lr-tb"/>
    </style:style>
    <style:style style:name="P26" style:parent-style-name="Textbody" style:family="paragraph">
      <style:text-properties fo:font-size="11pt" style:font-size-asian="11pt" style:font-size-complex="11pt" fo:language="hu" fo:country="HU"/>
    </style:style>
    <style:style style:name="P27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28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29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30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31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32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33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34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35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36" style:parent-style-name="Címsor2" style:family="paragraph">
      <style:text-properties fo:language="hu" fo:country="HU"/>
    </style:style>
    <style:style style:name="P37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38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39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40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41" style:parent-style-name="Címsor2" style:family="paragraph">
      <style:text-properties fo:language="hu" fo:country="HU"/>
    </style:style>
    <style:style style:name="P42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T43" style:parent-style-name="Bekezdésalapbetűtípusa" style:family="text">
      <style:text-properties style:font-name="Nimbus Roman" fo:font-size="11pt" style:font-size-asian="11pt" style:font-size-complex="11pt" fo:language="hu" fo:country="HU"/>
    </style:style>
    <style:style style:name="T44" style:parent-style-name="Bekezdésalapbetűtípusa" style:family="text">
      <style:text-properties style:font-name="Nimbus Roman" fo:font-size="11pt" style:font-size-asian="11pt" style:font-size-complex="11pt" fo:language="hu" fo:country="HU"/>
    </style:style>
    <style:style style:name="T45" style:parent-style-name="Bekezdésalapbetűtípusa" style:family="text">
      <style:text-properties style:font-name="Nimbus Roman" fo:font-size="11pt" style:font-size-asian="11pt" style:font-size-complex="11pt" fo:language="hu" fo:country="HU"/>
    </style:style>
    <style:style style:name="P46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47" style:parent-style-name="Címsor3" style:family="paragraph">
      <style:text-properties fo:language="hu" fo:country="HU"/>
    </style:style>
    <style:style style:name="P48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49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50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51" style:parent-style-name="Címsor3" style:family="paragraph">
      <style:text-properties fo:language="hu" fo:country="HU"/>
    </style:style>
    <style:style style:name="P52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53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54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55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56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57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58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59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60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61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62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63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64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65" style:parent-style-name="Standard" style:family="paragraph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66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6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68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69" style:parent-style-name="Standard" style:family="paragraph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70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71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7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73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74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75" style:parent-style-name="Standard" style:family="paragraph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P76" style:parent-style-name="Standard" style:family="paragraph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P77" style:parent-style-name="Standard" style:family="paragraph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78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79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80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81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82" style:parent-style-name="Standard" style:family="paragraph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83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84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85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86" style:parent-style-name="Standard" style:family="paragraph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8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88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89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90" style:parent-style-name="Standard" style:family="paragraph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91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92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93" style:parent-style-name="Standard" style:family="paragraph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94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95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96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97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98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99" style:parent-style-name="Címsor3" style:family="paragraph">
      <style:text-properties fo:language="hu" fo:country="HU"/>
    </style:style>
    <style:style style:name="P100" style:parent-style-name="Standard" style:family="paragraph">
      <style:text-properties style:font-name="Times New Roman" fo:font-style="italic" style:font-style-asian="italic" style:font-style-complex="italic" fo:color="#000000" fo:font-size="11pt" style:font-size-asian="11pt" style:font-size-complex="11pt" fo:language="hu" fo:country="HU"/>
    </style:style>
    <style:style style:name="P101" style:parent-style-name="Standard" style:family="paragraph">
      <style:text-properties style:font-name="Times New Roman" fo:font-style="italic" style:font-style-asian="italic" style:font-style-complex="italic" fo:color="#000000" fo:font-size="11pt" style:font-size-asian="11pt" style:font-size-complex="11pt" fo:language="hu" fo:country="HU"/>
    </style:style>
    <style:style style:name="P102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103" style:parent-style-name="Címsor1" style:family="paragraph">
      <style:text-properties style:font-name="Times New Roman" fo:color="#000000" fo:font-size="18pt" style:font-size-asian="18pt" style:font-size-complex="18pt" fo:language="hu" fo:country="HU"/>
    </style:style>
    <style:style style:name="P104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T105" style:parent-style-name="Bekezdésalapbetűtípusa" style:family="text">
      <style:text-properties style:font-name="Times New Roman" fo:font-weight="bold" style:font-weight-asian="bold" style:font-weight-complex="bold" fo:color="#000000" fo:font-size="16pt" style:font-size-asian="16pt" style:font-size-complex="16pt" fo:language="hu" fo:country="HU"/>
    </style:style>
    <style:style style:name="T106" style:parent-style-name="Bekezdésalapbetűtípusa" style:family="text">
      <style:text-properties style:font-name="Times New Roman" fo:color="#000000" fo:font-size="16pt" style:font-size-asian="16pt" style:font-size-complex="16pt" fo:language="hu" fo:country="HU"/>
    </style:style>
    <style:style style:name="TableColumn108" style:family="table-column">
      <style:table-column-properties style:column-width="0.8916in" style:use-optimal-column-width="false"/>
    </style:style>
    <style:style style:name="TableColumn109" style:family="table-column">
      <style:table-column-properties style:column-width="2.302in" style:use-optimal-column-width="false"/>
    </style:style>
    <style:style style:name="TableColumn110" style:family="table-column">
      <style:table-column-properties style:column-width="3.7312in" style:use-optimal-column-width="false"/>
    </style:style>
    <style:style style:name="Table107" style:family="table">
      <style:table-properties style:width="6.925in" fo:margin-left="0in" table:align="lef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fo:font-size="11pt" style:font-size-asian="11pt" style:font-size-complex="11pt" fo:language="hu" fo:country="HU"/>
    </style:style>
    <style:style style:name="TableCell1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font-size="11pt" style:font-size-asian="11pt" style:font-size-complex="11pt" fo:language="hu" fo:country="HU"/>
    </style:style>
    <style:style style:name="TableCell1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11pt" style:font-size-asian="11pt" style:font-size-complex="11pt" fo:language="hu" fo:country="HU"/>
    </style:style>
    <style:style style:name="TableRow118" style:family="table-row">
      <style:table-row-properties style:min-row-height="0.4006in"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font-size="11pt" style:font-size-asian="11pt" style:font-size-complex="11pt" fo:language="hu" fo:country="HU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font-size="11pt" style:font-size-asian="11pt" style:font-size-complex="11pt" fo:language="hu" fo:country="HU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fo:font-size="11pt" style:font-size-asian="11pt" style:font-size-complex="11pt" fo:language="hu" fo:country="HU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fo:font-size="11pt" style:font-size-asian="11pt" style:font-size-complex="11pt" fo:language="hu" fo:country="HU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font-size="11pt" style:font-size-asian="11pt" style:font-size-complex="11pt" fo:language="hu" fo:country="HU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font-size="11pt" style:font-size-asian="11pt" style:font-size-complex="11pt" fo:language="hu" fo:country="HU"/>
    </style:style>
    <style:style style:name="P132" style:parent-style-name="Címsor2" style:family="paragraph">
      <style:text-properties style:font-name="Times New Roman" fo:font-weight="normal" style:font-weight-asian="normal" style:font-weight-complex="normal" fo:color="#000000" fo:font-size="11pt" style:font-size-asian="11pt" style:font-size-complex="11pt" fo:language="hu" fo:country="HU"/>
    </style:style>
    <style:style style:name="TableColumn134" style:family="table-column">
      <style:table-column-properties style:column-width="1.7055in" style:use-optimal-column-width="false"/>
    </style:style>
    <style:style style:name="TableColumn135" style:family="table-column">
      <style:table-column-properties style:column-width="2.9111in" style:use-optimal-column-width="false"/>
    </style:style>
    <style:style style:name="TableColumn136" style:family="table-column">
      <style:table-column-properties style:column-width="2.3083in" style:use-optimal-column-width="false"/>
    </style:style>
    <style:style style:name="Table133" style:family="table">
      <style:table-properties style:width="6.925in" fo:margin-left="0in" table:align="lef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fo:font-size="11pt" style:font-size-asian="11pt" style:font-size-complex="11pt" fo:language="hu" fo:country="HU"/>
    </style:style>
    <style:style style:name="TableCell1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fo:font-size="11pt" style:font-size-asian="11pt" style:font-size-complex="11pt" fo:language="hu" fo:country="HU"/>
    </style:style>
    <style:style style:name="TableCell1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font-size="11pt" style:font-size-asian="11pt" style:font-size-complex="11pt" fo:language="hu" fo:country="HU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fo:font-size="11pt" style:font-size-asian="11pt" style:font-size-complex="11pt" fo:language="hu" fo:country="HU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font-size="11pt" style:font-size-asian="11pt" style:font-size-complex="11pt" fo:language="hu" fo:country="HU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font-size="11pt" style:font-size-asian="11pt" style:font-size-complex="11pt" fo:language="hu" fo:country="HU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fo:font-size="11pt" style:font-size-asian="11pt" style:font-size-complex="11pt" fo:language="hu" fo:country="HU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fo:font-size="11pt" style:font-size-asian="11pt" style:font-size-complex="11pt" fo:language="hu" fo:country="HU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fo:font-size="11pt" style:font-size-asian="11pt" style:font-size-complex="11pt" fo:language="hu" fo:country="HU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font-size="11pt" style:font-size-asian="11pt" style:font-size-complex="11pt" fo:language="hu" fo:country="HU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fo:font-size="11pt" style:font-size-asian="11pt" style:font-size-complex="11pt" fo:language="hu" fo:country="HU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fo:font-size="11pt" style:font-size-asian="11pt" style:font-size-complex="11pt" fo:language="hu" fo:country="HU"/>
    </style:style>
    <style:style style:name="P165" style:parent-style-name="Címsor2" style:family="paragraph">
      <style:text-properties style:font-name="Times New Roman" fo:color="#000000" fo:font-size="16pt" style:font-size-asian="16pt" style:font-size-complex="16pt" fo:language="hu" fo:country="HU"/>
    </style:style>
    <style:style style:name="P166" style:parent-style-name="Textbody" style:family="paragraph">
      <style:text-properties style:font-name="Times New Roman" fo:font-style="italic" style:font-style-asian="italic" style:font-style-complex="italic" fo:color="#000000" fo:font-size="11pt" style:font-size-asian="11pt" style:font-size-complex="11pt" fo:language="hu" fo:country="HU"/>
    </style:style>
    <style:style style:name="P167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168" style:parent-style-name="Textbody" style:family="paragraph">
      <style:text-properties style:font-name="Times New Roman" fo:font-style="italic" style:font-style-asian="italic" style:font-style-complex="italic" fo:color="#000000" fo:font-size="11pt" style:font-size-asian="11pt" style:font-size-complex="11pt" fo:language="hu" fo:country="HU"/>
    </style:style>
    <style:style style:name="P169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170" style:parent-style-name="Textbody" style:family="paragraph">
      <style:text-properties style:font-name="Times New Roman" fo:font-style="italic" style:font-style-asian="italic" style:font-style-complex="italic" fo:color="#000000" fo:font-size="11pt" style:font-size-asian="11pt" style:font-size-complex="11pt" fo:language="hu" fo:country="HU"/>
    </style:style>
    <style:style style:name="P171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T172" style:parent-style-name="Bekezdésalapbetűtípusa" style:family="text">
      <style:text-properties style:font-name="Times New Roman" fo:color="#000000" fo:font-size="16pt" style:font-size-asian="16pt" style:font-size-complex="16pt" fo:language="hu" fo:country="HU"/>
    </style:style>
    <style:style style:name="T173" style:parent-style-name="Bekezdésalapbetűtípusa" style:family="text">
      <style:text-properties style:font-name="Times New Roman" fo:font-weight="normal" style:font-weight-asian="normal" style:font-weight-complex="normal" fo:color="#000000" fo:font-size="11pt" style:font-size-asian="11pt" style:font-size-complex="11pt" fo:language="hu" fo:country="HU"/>
    </style:style>
    <style:style style:name="T174" style:parent-style-name="Bekezdésalapbetűtípusa" style:family="text">
      <style:text-properties style:font-name="Times New Roman" fo:font-weight="normal" style:font-weight-asian="normal" style:font-weight-complex="normal" fo:color="#000000" fo:font-size="11pt" style:font-size-asian="11pt" style:font-size-complex="11pt" fo:language="hu" fo:country="HU"/>
    </style:style>
    <style:style style:name="P175" style:parent-style-name="Textbody" style:family="paragraph">
      <style:text-properties fo:font-size="11pt" style:font-size-asian="11pt" style:font-size-complex="11pt" fo:language="hu" fo:country="HU"/>
    </style:style>
    <style:style style:name="T176" style:parent-style-name="Bekezdésalapbetűtípusa" style:family="text">
      <style:text-properties fo:font-size="11pt" style:font-size-asian="11pt" style:font-size-complex="11pt" fo:language="hu" fo:country="HU"/>
    </style:style>
    <style:style style:name="T177" style:parent-style-name="Bekezdésalapbetűtípusa" style:family="text">
      <style:text-properties fo:font-size="11pt" style:font-size-asian="11pt" style:font-size-complex="11pt" fo:language="hu" fo:country="HU"/>
    </style:style>
    <style:style style:name="T178" style:parent-style-name="Bekezdésalapbetűtípusa" style:family="text">
      <style:text-properties fo:font-size="11pt" style:font-size-asian="11pt" style:font-size-complex="11pt" fo:language="hu" fo:country="HU"/>
    </style:style>
    <style:style style:name="T179" style:parent-style-name="Bekezdésalapbetűtípusa" style:family="text">
      <style:text-properties fo:font-size="11pt" style:font-size-asian="11pt" style:font-size-complex="11pt" fo:language="hu" fo:country="HU"/>
    </style:style>
    <style:style style:name="T180" style:parent-style-name="Bekezdésalapbetűtípusa" style:family="text">
      <style:text-properties fo:font-size="11pt" style:font-size-asian="11pt" style:font-size-complex="11pt" fo:language="hu" fo:country="HU"/>
    </style:style>
    <style:style style:name="P181" style:parent-style-name="Textbody" style:family="paragraph">
      <style:text-properties fo:font-size="11pt" style:font-size-asian="11pt" style:font-size-complex="11pt" fo:language="hu" fo:country="HU"/>
    </style:style>
    <style:style style:name="P182" style:parent-style-name="Textbody" style:family="paragraph">
      <style:text-properties fo:font-size="11pt" style:font-size-asian="11pt" style:font-size-complex="11pt" fo:language="hu" fo:country="HU"/>
    </style:style>
    <style:style style:name="P183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T184" style:parent-style-name="Bekezdésalapbetűtípusa" style:family="text">
      <style:text-properties style:font-name="Times New Roman" fo:color="#000000" fo:font-size="16pt" style:font-size-asian="16pt" style:font-size-complex="16pt" fo:language="hu" fo:country="HU"/>
    </style:style>
    <style:style style:name="T185" style:parent-style-name="Bekezdésalapbetűtípusa" style:family="text">
      <style:text-properties style:font-name="Times New Roman" fo:font-weight="normal" style:font-weight-asian="normal" style:font-weight-complex="normal" fo:color="#000000" fo:font-size="11pt" style:font-size-asian="11pt" style:font-size-complex="11pt" fo:language="hu" fo:country="HU"/>
    </style:style>
    <style:style style:name="T186" style:parent-style-name="Bekezdésalapbetűtípusa" style:family="text">
      <style:text-properties style:font-name="Times New Roman" fo:font-weight="normal" style:font-weight-asian="normal" style:font-weight-complex="normal" fo:color="#000000" fo:font-size="11pt" style:font-size-asian="11pt" style:font-size-complex="11pt" fo:language="hu" fo:country="HU"/>
    </style:style>
    <style:style style:name="T187" style:parent-style-name="Bekezdésalapbetűtípusa" style:family="text">
      <style:text-properties style:font-name="Times New Roman" fo:font-weight="normal" style:font-weight-asian="normal" style:font-weight-complex="normal" fo:color="#000000" fo:font-size="11pt" style:font-size-asian="11pt" style:font-size-complex="11pt" fo:language="hu" fo:country="HU"/>
    </style:style>
    <style:style style:name="P188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189" style:parent-style-name="Textbody" style:family="paragraph">
      <style:text-properties style:font-name="Times New Roman" fo:font-weight="bold" style:font-weight-asian="bold" style:font-weight-complex="bold" fo:color="#000000" fo:font-size="18pt" style:font-size-asian="18pt" style:font-size-complex="18pt" fo:language="hu" fo:country="HU"/>
    </style:style>
    <style:style style:name="P190" style:parent-style-name="Textbody" style:family="paragraph">
      <style:text-properties style:font-name="Times New Roman" fo:font-weight="bold" style:font-weight-asian="bold" style:font-weight-complex="bold" fo:color="#000000" fo:font-size="16pt" style:font-size-asian="16pt" style:font-size-complex="16pt" fo:language="hu" fo:country="HU"/>
    </style:style>
    <style:style style:name="P191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T19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193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194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195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196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T19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198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199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00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01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02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T203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04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205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06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0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08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T209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10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211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1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13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T214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15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216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1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18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T219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20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221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2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23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24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225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T226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27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228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29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30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T231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32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233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34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35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T236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37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238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39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40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T241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42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243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44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45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T246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47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248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49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T250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51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25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53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54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T255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56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25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58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59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T260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61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26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63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264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265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T266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67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268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69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T270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71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27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73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74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T275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76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27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78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279" style:parent-style-name="Textbody" style:family="paragraph">
      <style:text-properties style:font-name="Times New Roman" fo:font-weight="bold" style:font-weight-asian="bold" style:font-weight-complex="bold" fo:color="#000000" fo:font-size="16pt" style:font-size-asian="16pt" style:font-size-complex="16pt" fo:language="hu" fo:country="HU"/>
    </style:style>
    <style:style style:name="TableColumn281" style:family="table-column">
      <style:table-column-properties style:column-width="3.4625in" style:use-optimal-column-width="false"/>
    </style:style>
    <style:style style:name="TableColumn282" style:family="table-column">
      <style:table-column-properties style:column-width="3.4625in" style:use-optimal-column-width="false"/>
    </style:style>
    <style:style style:name="Table280" style:family="table">
      <style:table-properties style:width="6.925in" fo:margin-left="0in" table:align="lef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style:font-name="Times New Roman" fo:color="#000000" fo:font-size="14pt" style:font-size-asian="14pt" style:font-size-complex="11pt" fo:language="hu" fo:country="HU"/>
    </style:style>
    <style:style style:name="TableCell28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style:font-name="Times New Roman" fo:color="#000000" fo:font-size="14pt" style:font-size-asian="14pt" style:font-size-complex="11pt" fo:language="hu" fo:country="HU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="Times New Roman" fo:font-size="11pt" style:font-size-asian="11pt" style:font-size-complex="11pt" fo:language="hu" fo:country="HU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="Times New Roman" fo:font-size="11pt" style:font-size-asian="11pt" style:font-size-complex="11pt" fo:language="hu" fo:country="HU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Times New Roman" fo:font-size="11pt" style:font-size-asian="11pt" style:font-size-complex="11pt" fo:language="hu" fo:country="HU"/>
    </style:style>
    <style:style style:name="TableCell2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Times New Roman" fo:font-size="11pt" style:font-size-asian="11pt" style:font-size-complex="11pt" fo:language="hu" fo:country="HU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style:font-name="Times New Roman" fo:font-size="11pt" style:font-size-asian="11pt" style:font-size-complex="11pt" fo:language="hu" fo:country="HU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Times New Roman" fo:font-size="11pt" style:font-size-asian="11pt" style:font-size-complex="11pt" fo:language="hu" fo:country="HU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="Times New Roman" fo:font-size="11pt" style:font-size-asian="11pt" style:font-size-complex="11pt" fo:language="hu" fo:country="HU"/>
    </style:style>
    <style:style style:name="TableCell3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style:font-name="Times New Roman" fo:font-size="11pt" style:font-size-asian="11pt" style:font-size-complex="11pt" fo:language="hu" fo:country="HU"/>
    </style:style>
    <style:style style:name="P308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309" style:parent-style-name="Textbody" style:family="paragraph">
      <style:text-properties style:font-name="Times New Roman" fo:font-weight="bold" style:font-weight-asian="bold" style:font-weight-complex="bold" fo:color="#000000" fo:font-size="16pt" style:font-size-asian="16pt" style:font-size-complex="16pt" fo:language="hu" fo:country="HU"/>
    </style:style>
    <style:style style:name="P310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311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312" style:parent-style-name="Textbody" style:family="paragraph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P313" style:parent-style-name="Textbody" style:family="paragraph">
      <style:text-properties style:font-name="Times New Roman" fo:font-weight="bold" style:font-weight-asian="bold" style:font-weight-complex="bold" fo:color="#000000" fo:font-size="16pt" style:font-size-asian="16pt" style:font-size-complex="16pt" fo:language="hu" fo:country="HU"/>
    </style:style>
    <style:style style:name="P314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315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316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317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318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319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320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T321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32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323" style:parent-style-name="Bekezdésalapbetűtípusa" style:family="text">
      <style:text-properties style:font-name="Times New Roman" fo:color="#555555" fo:font-size="11pt" style:font-size-asian="11pt" style:font-size-complex="11pt" fo:language="hu" fo:country="HU"/>
    </style:style>
    <style:style style:name="P324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325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326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327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328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329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330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331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332" style:parent-style-name="Textbody" style:family="paragraph">
      <style:text-properties style:font-name="Times New Roman" fo:font-weight="bold" style:font-weight-asian="bold" style:font-weight-complex="bold" fo:color="#000000" fo:font-size="16pt" style:font-size-asian="16pt" style:font-size-complex="16pt" fo:language="hu" fo:country="HU"/>
    </style:style>
    <style:style style:name="P333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334" style:parent-style-name="Címsor1" style:family="paragraph">
      <style:text-properties style:font-name="Times New Roman" fo:color="#000000" fo:font-size="18pt" style:font-size-asian="18pt" style:font-size-complex="18pt" fo:language="hu" fo:country="HU"/>
    </style:style>
    <style:style style:name="P335" style:parent-style-name="Textbody" style:family="paragraph">
      <style:paragraph-properties fo:text-align="justify" fo:margin-left="0.5in">
        <style:tab-stops/>
      </style:paragraph-properties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P336" style:parent-style-name="Textbody" style:family="paragraph">
      <style:paragraph-properties fo:text-align="justify" fo:margin-left="0.5in">
        <style:tab-stops/>
      </style:paragraph-properties>
    </style:style>
    <style:style style:name="T33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338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339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340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341" style:parent-style-name="Textbody" style:family="paragraph">
      <style:paragraph-properties fo:text-align="justify" fo:margin-left="0.5in">
        <style:tab-stops/>
      </style:paragraph-properties>
    </style:style>
    <style:style style:name="T34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343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344" style:parent-style-name="Textbody" style:family="paragraph">
      <style:paragraph-properties fo:text-align="justify" fo:margin-left="0.5in">
        <style:tab-stops/>
      </style:paragraph-properties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P345" style:parent-style-name="Textbody" style:family="paragraph">
      <style:paragraph-properties fo:text-align="justify" fo:margin-left="0.5in">
        <style:tab-stops/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346" style:parent-style-name="Textbody" style:family="paragraph">
      <style:paragraph-properties fo:text-align="justify" fo:margin-left="0.5in">
        <style:tab-stops/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347" style:parent-style-name="Textbody" style:family="paragraph">
      <style:paragraph-properties fo:text-align="justify" fo:margin-left="0.5in">
        <style:tab-stops/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348" style:parent-style-name="Textbody" style:family="paragraph">
      <style:paragraph-properties fo:text-align="justify" fo:margin-left="0.5in">
        <style:tab-stops/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349" style:parent-style-name="Textbody" style:family="paragraph">
      <style:paragraph-properties fo:text-align="justify" fo:margin-left="0.5in">
        <style:tab-stops/>
      </style:paragraph-properties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P350" style:parent-style-name="Textbody" style:family="paragraph">
      <style:paragraph-properties fo:text-align="justify" fo:margin-left="0.5in">
        <style:tab-stops/>
      </style:paragraph-properties>
    </style:style>
    <style:style style:name="T351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35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353" style:parent-style-name="Címsor1" style:family="paragraph">
      <style:text-properties style:font-name="Times New Roman" fo:color="#000000" fo:font-size="18pt" style:font-size-asian="18pt" style:font-size-complex="18pt" fo:language="hu" fo:country="HU"/>
    </style:style>
    <style:style style:name="P354" style:parent-style-name="Standard" style:family="paragraph">
      <style:paragraph-properties fo:text-align="justify" fo:margin-bottom="0.1in" fo:margin-left="0.5in">
        <style:tab-stops/>
      </style:paragraph-properties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P355" style:parent-style-name="Standard" style:family="paragraph">
      <style:paragraph-properties fo:text-align="justify" fo:margin-bottom="0.1in" fo:margin-left="0.5in">
        <style:tab-stops/>
      </style:paragraph-properties>
    </style:style>
    <style:style style:name="T356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35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358" style:parent-style-name="Textbody" style:family="paragraph">
      <style:paragraph-properties fo:text-align="justify" fo:margin-left="0.5in">
        <style:tab-stops/>
      </style:paragraph-properties>
    </style:style>
    <style:style style:name="T359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360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P361" style:parent-style-name="Textbody" style:family="paragraph">
      <style:paragraph-properties fo:text-align="justify" fo:margin-left="0.5in">
        <style:tab-stops/>
      </style:paragraph-properties>
    </style:style>
    <style:style style:name="T36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363" style:parent-style-name="Textbody" style:family="paragraph">
      <style:paragraph-properties fo:text-align="justify" fo:margin-left="0.5in">
        <style:tab-stops/>
      </style:paragraph-properties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P364" style:parent-style-name="Textbody" style:family="paragraph">
      <style:paragraph-properties fo:text-align="justify" fo:margin-left="0.5in">
        <style:tab-stops/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365" style:parent-style-name="Textbody" style:family="paragraph">
      <style:paragraph-properties fo:text-align="justify" fo:margin-left="0.5in">
        <style:tab-stops/>
      </style:paragraph-properties>
    </style:style>
    <style:style style:name="T366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36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368" style:parent-style-name="Címsor1" style:family="paragraph">
      <style:text-properties style:font-name="Times New Roman" fo:color="#000000" fo:font-size="18pt" style:font-size-asian="18pt" style:font-size-complex="18pt" fo:language="hu" fo:country="HU"/>
    </style:style>
    <style:style style:name="P369" style:parent-style-name="Textbody" style:family="paragraph">
      <style:paragraph-properties fo:margin-left="0.4895in">
        <style:tab-stops/>
      </style:paragraph-properties>
      <style:text-properties fo:language="hu" fo:country="HU"/>
    </style:style>
    <style:style style:name="P370" style:parent-style-name="Textbody" style:family="paragraph">
      <style:paragraph-properties fo:margin-bottom="0in" fo:margin-left="0.4895in">
        <style:tab-stops/>
      </style:paragraph-properties>
      <style:text-properties fo:language="hu" fo:country="HU"/>
    </style:style>
    <style:style style:name="P371" style:parent-style-name="Textbody" style:family="paragraph">
      <style:paragraph-properties fo:margin-left="0.4895in">
        <style:tab-stops/>
      </style:paragraph-properties>
      <style:text-properties fo:language="hu" fo:country="HU"/>
    </style:style>
    <style:style style:name="P372" style:parent-style-name="Textbody" style:family="paragraph">
      <style:text-properties fo:language="hu" fo:country="HU"/>
    </style:style>
    <style:style style:name="P373" style:parent-style-name="Címsor1" style:family="paragraph">
      <style:text-properties style:font-name="Times New Roman" fo:color="#000000" fo:font-size="18pt" style:font-size-asian="18pt" style:font-size-complex="18pt" fo:language="hu" fo:country="HU"/>
    </style:style>
    <style:style style:name="P374" style:parent-style-name="Címsor1" style:family="paragraph">
      <style:text-properties style:font-name="Times New Roman" fo:color="#000000" fo:font-size="18pt" style:font-size-asian="18pt" style:font-size-complex="18pt" fo:language="hu" fo:country="HU"/>
    </style:style>
    <style:style style:name="P375" style:parent-style-name="Textbody" style:family="paragraph">
      <style:paragraph-properties fo:text-align="justify" fo:margin-left="0.5in">
        <style:tab-stops/>
      </style:paragraph-properties>
    </style:style>
    <style:style style:name="T376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37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378" style:parent-style-name="Textbody" style:family="paragraph">
      <style:paragraph-properties fo:text-align="justify" fo:margin-left="0.5in">
        <style:tab-stops/>
      </style:paragraph-properties>
    </style:style>
    <style:style style:name="T379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380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381" style:parent-style-name="Címsor1" style:family="paragraph">
      <style:text-properties style:font-name="Times New Roman" fo:color="#000000" fo:font-size="18pt" style:font-size-asian="18pt" style:font-size-complex="18pt" fo:language="hu" fo:country="HU"/>
    </style:style>
    <style:style style:name="P382" style:parent-style-name="Textbody" style:family="paragraph">
      <style:paragraph-properties fo:text-indent="0.4923in"/>
    </style:style>
    <style:style style:name="T383" style:parent-style-name="Bekezdésalapbetűtípusa" style:family="text">
      <style:text-properties style:font-name="Times New Roman" fo:font-style="italic" style:font-style-asian="italic" style:font-style-complex="italic" fo:color="#000000" fo:font-size="14pt" style:font-size-asian="14pt" style:font-size-complex="13pt" fo:language="hu" fo:country="HU"/>
    </style:style>
    <style:style style:name="T384" style:parent-style-name="Bekezdésalapbetűtípusa" style:family="text">
      <style:text-properties fo:font-style="italic" style:font-style-asian="italic" style:font-style-complex="italic" fo:font-size="13pt" style:font-size-asian="13pt" style:font-size-complex="13pt" fo:language="hu" fo:country="HU"/>
    </style:style>
    <style:style style:name="P385" style:parent-style-name="Textbody" style:family="paragraph">
      <style:paragraph-properties fo:margin-bottom="0in"/>
    </style:style>
    <style:style style:name="T386" style:parent-style-name="Bekezdésalapbetűtípusa" style:family="text">
      <style:text-properties fo:language="hu" fo:country="HU"/>
    </style:style>
    <style:style style:name="T387" style:parent-style-name="Bekezdésalapbetűtípusa" style:family="text">
      <style:text-properties fo:font-size="11pt" style:font-size-asian="11pt" style:font-size-complex="11pt" fo:language="hu" fo:country="HU"/>
    </style:style>
    <style:style style:name="T388" style:parent-style-name="Bekezdésalapbetűtípusa" style:family="text">
      <style:text-properties fo:font-weight="bold" style:font-weight-asian="bold" style:font-weight-complex="bold" fo:font-size="11pt" style:font-size-asian="11pt" style:font-size-complex="11pt" fo:language="hu" fo:country="HU"/>
    </style:style>
    <style:style style:name="T389" style:parent-style-name="Bekezdésalapbetűtípusa" style:family="text">
      <style:text-properties fo:font-size="11pt" style:font-size-asian="11pt" style:font-size-complex="11pt" fo:language="hu" fo:country="HU"/>
    </style:style>
    <style:style style:name="P390" style:parent-style-name="Textbody" style:family="paragraph">
      <style:paragraph-properties fo:margin-left="0.9847in" fo:text-indent="0.0048in">
        <style:tab-stops/>
      </style:paragraph-properties>
      <style:text-properties fo:font-size="11pt" style:font-size-asian="11pt" style:font-size-complex="11pt" fo:language="hu" fo:country="HU"/>
    </style:style>
    <style:style style:name="T391" style:parent-style-name="Bekezdésalapbetűtípusa" style:family="text">
      <style:text-properties fo:language="hu" fo:country="HU"/>
    </style:style>
    <style:style style:name="T392" style:parent-style-name="Bekezdésalapbetűtípusa" style:family="text">
      <style:text-properties fo:font-style="italic" style:font-style-asian="italic" style:font-style-complex="italic" fo:font-size="13pt" style:font-size-asian="13pt" style:font-size-complex="13pt" fo:language="hu" fo:country="HU"/>
    </style:style>
    <style:style style:name="P393" style:parent-style-name="Textbody" style:family="paragraph">
      <style:paragraph-properties fo:margin-bottom="0in"/>
    </style:style>
    <style:style style:name="T394" style:parent-style-name="Bekezdésalapbetűtípusa" style:family="text">
      <style:text-properties fo:language="hu" fo:country="HU"/>
    </style:style>
    <style:style style:name="T395" style:parent-style-name="Bekezdésalapbetűtípusa" style:family="text">
      <style:text-properties fo:font-size="13pt" style:font-size-asian="13pt" style:font-size-complex="13pt" fo:language="hu" fo:country="HU"/>
    </style:style>
    <style:style style:name="T396" style:parent-style-name="Bekezdésalapbetűtípusa" style:family="text">
      <style:text-properties fo:language="hu" fo:country="HU"/>
    </style:style>
    <style:style style:name="T39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398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399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400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401" style:parent-style-name="Standard" style:family="paragraph">
      <style:paragraph-properties fo:line-height="115%"/>
    </style:style>
    <style:style style:name="T40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03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404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405" style:parent-style-name="Standard" style:family="paragraph">
      <style:paragraph-properties fo:line-height="115%"/>
      <style:text-properties style:font-name="Times New Roman" fo:color="#000000" fo:font-size="11pt" style:font-size-asian="11pt" style:font-size-complex="11pt" fo:language="hu" fo:country="HU"/>
    </style:style>
    <style:style style:name="P406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T40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08" style:parent-style-name="Bekezdésalapbetűtípusa" style:family="text">
      <style:text-properties style:font-name="Times New Roman" fo:font-style="italic" style:font-style-asian="italic" style:font-style-complex="italic" fo:color="#000000" fo:font-size="13pt" style:font-size-asian="13pt" style:font-size-complex="13pt" fo:language="hu" fo:country="HU"/>
    </style:style>
    <style:style style:name="P409" style:parent-style-name="Standard" style:family="paragraph">
      <style:text-properties style:font-name="Times New Roman" fo:font-style="italic" style:font-style-asian="italic" style:font-style-complex="italic" fo:color="#000000" fo:font-size="13pt" style:font-size-asian="13pt" style:font-size-complex="13pt" fo:language="hu" fo:country="HU"/>
    </style:style>
    <style:style style:name="T410" style:parent-style-name="Bekezdésalapbetűtípusa" style:family="text">
      <style:text-properties style:font-name="Times New Roman" fo:font-style="italic" style:font-style-asian="italic" style:font-style-complex="italic" fo:color="#000000" fo:font-size="13pt" style:font-size-asian="13pt" style:font-size-complex="13pt" fo:language="hu" fo:country="HU"/>
    </style:style>
    <style:style style:name="T411" style:parent-style-name="Bekezdésalapbetűtípusa" style:family="text">
      <style:text-properties style:font-name="Times New Roman" fo:color="#000000" fo:font-size="13pt" style:font-size-asian="13pt" style:font-size-complex="13pt" fo:language="hu" fo:country="HU"/>
    </style:style>
    <style:style style:name="T41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13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414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15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16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1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18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419" style:parent-style-name="Textbody" style:family="paragraph">
      <style:text-properties fo:font-size="13pt" style:font-size-asian="13pt" style:font-size-complex="13pt" fo:language="hu" fo:country="HU"/>
    </style:style>
    <style:style style:name="T420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21" style:parent-style-name="Bekezdésalapbetűtípusa" style:family="text">
      <style:text-properties style:font-name="Times New Roman" fo:font-style="italic" style:font-style-asian="italic" style:font-style-complex="italic" fo:color="#000000" fo:font-size="13pt" style:font-size-asian="13pt" style:font-size-complex="13pt" fo:language="hu" fo:country="HU"/>
    </style:style>
    <style:style style:name="P422" style:parent-style-name="Textbody" style:family="paragraph">
      <style:paragraph-properties fo:margin-bottom="0in"/>
    </style:style>
    <style:style style:name="T423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24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425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426" style:parent-style-name="Textbody" style:family="paragraph">
      <style:paragraph-properties fo:margin-bottom="0in" fo:margin-left="1.477in">
        <style:tab-stops/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427" style:parent-style-name="Textbody" style:family="paragraph">
      <style:paragraph-properties fo:margin-left="1.477in">
        <style:tab-stops/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428" style:parent-style-name="Textbody" style:family="paragraph">
      <style:paragraph-properties fo:margin-bottom="0in"/>
    </style:style>
    <style:style style:name="T429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30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431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432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433" style:parent-style-name="Textbody" style:family="paragraph">
      <style:paragraph-properties fo:margin-bottom="0in"/>
    </style:style>
    <style:style style:name="T434" style:parent-style-name="Bekezdésalapbetűtípusa" style:family="text">
      <style:text-properties fo:font-size="11pt" style:font-size-asian="11pt" style:font-size-complex="11pt" fo:language="hu" fo:country="HU"/>
    </style:style>
    <style:style style:name="T435" style:parent-style-name="Bekezdésalapbetűtípusa" style:family="text">
      <style:text-properties fo:font-size="11pt" style:font-size-asian="11pt" style:font-size-complex="11pt" fo:language="hu" fo:country="HU"/>
    </style:style>
    <style:style style:name="T436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P437" style:parent-style-name="Textbody" style:family="paragraph">
      <style:paragraph-properties fo:margin-left="0.9847in">
        <style:tab-stops/>
      </style:paragraph-properties>
    </style:style>
    <style:style style:name="T438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39" style:parent-style-name="Bekezdésalapbetűtípusa" style:family="text">
      <style:text-properties fo:font-size="11pt" style:font-size-asian="11pt" style:font-size-complex="11pt" fo:language="hu" fo:country="HU"/>
    </style:style>
    <style:style style:name="T440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41" style:parent-style-name="Bekezdésalapbetűtípusa" style:family="text">
      <style:text-properties fo:font-size="11pt" style:font-size-asian="11pt" style:font-size-complex="11pt" fo:language="hu" fo:country="HU"/>
    </style:style>
    <style:style style:name="T44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443" style:parent-style-name="Standard" style:family="paragraph">
      <style:paragraph-properties fo:line-height="115%"/>
      <style:text-properties style:font-name="Times New Roman" fo:color="#000000" fo:font-size="11pt" style:font-size-asian="11pt" style:font-size-complex="11pt" fo:language="hu" fo:country="HU"/>
    </style:style>
    <style:style style:name="P444" style:parent-style-name="Standard" style:family="paragraph">
      <style:paragraph-properties fo:line-height="115%"/>
    </style:style>
    <style:style style:name="T445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46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44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448" style:parent-style-name="Standard" style:family="paragraph">
      <style:paragraph-properties fo:line-height="115%"/>
      <style:text-properties style:font-name="Times New Roman" fo:color="#000000" fo:font-size="11pt" style:font-size-asian="11pt" style:font-size-complex="11pt" fo:language="hu" fo:country="HU"/>
    </style:style>
    <style:style style:name="P449" style:parent-style-name="Standard" style:family="paragraph">
      <style:paragraph-properties fo:line-height="115%"/>
      <style:text-properties style:font-name="Times New Roman" fo:color="#000000" fo:font-size="11pt" style:font-size-asian="11pt" style:font-size-complex="11pt" fo:language="hu" fo:country="HU"/>
    </style:style>
    <style:style style:name="P450" style:parent-style-name="Standard" style:family="paragraph">
      <style:paragraph-properties fo:line-height="115%"/>
    </style:style>
    <style:style style:name="T451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52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453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54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455" style:parent-style-name="Standard" style:family="paragraph">
      <style:paragraph-properties fo:line-height="115%"/>
    </style:style>
    <style:style style:name="T456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5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458" style:parent-style-name="Standard" style:family="paragraph">
      <style:paragraph-properties fo:line-height="115%"/>
      <style:text-properties style:font-name="Times New Roman" fo:color="#000000" fo:language="hu" fo:country="HU"/>
    </style:style>
    <style:style style:name="P459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</style:style>
    <style:style style:name="T460" style:parent-style-name="Bekezdésalapbetűtípusa" style:family="text">
      <style:text-properties style:font-name="Times New Roman" fo:color="#000000" fo:language="hu" fo:country="HU"/>
    </style:style>
    <style:style style:name="T461" style:parent-style-name="Bekezdésalapbetűtípusa" style:family="text">
      <style:text-properties style:font-name="Times New Roman" fo:font-weight="bold" style:font-weight-asian="bold" style:font-weight-complex="bold" fo:color="#000000" fo:language="hu" fo:country="HU"/>
    </style:style>
    <style:style style:name="T462" style:parent-style-name="Bekezdésalapbetűtípusa" style:family="text">
      <style:text-properties style:font-name="Times New Roman" fo:color="#000000" fo:language="hu" fo:country="HU"/>
    </style:style>
    <style:style style:name="P463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  <style:text-properties style:font-name="Times New Roman" fo:color="#000000" fo:language="hu" fo:country="HU"/>
    </style:style>
    <style:style style:name="P464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  <style:text-properties style:font-name="Times New Roman" fo:color="#000000" fo:language="hu" fo:country="HU"/>
    </style:style>
    <style:style style:name="P465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</style:style>
    <style:style style:name="T466" style:parent-style-name="Bekezdésalapbetűtípusa" style:family="text">
      <style:text-properties style:font-name="Times New Roman" fo:color="#000000" fo:language="hu" fo:country="HU"/>
    </style:style>
    <style:style style:name="T467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468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69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470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</style:style>
    <style:style style:name="T471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472" style:parent-style-name="Textbody" style:family="paragraph">
      <style:paragraph-properties>
        <style:tab-stops>
          <style:tab-stop style:type="left" style:position="1.0833in"/>
        </style:tab-stops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473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474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75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476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7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478" style:parent-style-name="Textbody" style:family="paragraph">
      <style:paragraph-properties>
        <style:tab-stops>
          <style:tab-stop style:type="left" style:position="1.0833in"/>
        </style:tab-stops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479" style:parent-style-name="Textbody" style:family="paragraph">
      <style:paragraph-properties>
        <style:tab-stops>
          <style:tab-stop style:type="left" style:position="1.0833in"/>
        </style:tab-stops>
      </style:paragraph-properties>
    </style:style>
    <style:style style:name="T480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81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48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483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484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85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486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8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488" style:parent-style-name="Textbody" style:family="paragraph">
      <style:paragraph-properties>
        <style:tab-stops>
          <style:tab-stop style:type="left" style:position="1.0833in"/>
        </style:tab-stops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489" style:parent-style-name="Textbody" style:family="paragraph">
      <style:paragraph-properties>
        <style:tab-stops>
          <style:tab-stop style:type="left" style:position="1.0833in"/>
        </style:tab-stops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490" style:parent-style-name="Textbody" style:family="paragraph">
      <style:paragraph-properties>
        <style:tab-stops>
          <style:tab-stop style:type="left" style:position="1.0833in"/>
        </style:tab-stops>
      </style:paragraph-properties>
      <style:text-properties style:font-name="Times New Roman" fo:font-style="italic" style:font-style-asian="italic" style:font-style-complex="italic" fo:color="#000000" fo:font-size="13pt" style:font-size-asian="13pt" style:font-size-complex="13pt" fo:language="hu" fo:country="HU"/>
    </style:style>
    <style:style style:name="P491" style:parent-style-name="Textbody" style:family="paragraph">
      <style:paragraph-properties>
        <style:tab-stops>
          <style:tab-stop style:type="left" style:position="1.0833in"/>
        </style:tab-stops>
      </style:paragraph-properties>
    </style:style>
    <style:style style:name="T492" style:parent-style-name="Bekezdésalapbetűtípusa" style:family="text">
      <style:text-properties style:font-name="Times New Roman" fo:font-style="italic" style:font-style-asian="italic" style:font-style-complex="italic" fo:color="#000000" fo:font-size="13pt" style:font-size-asian="13pt" style:font-size-complex="13pt" fo:language="hu" fo:country="HU"/>
    </style:style>
    <style:style style:name="T493" style:parent-style-name="Bekezdésalapbetűtípusa" style:family="text">
      <style:text-properties style:font-name="Times New Roman" fo:color="#000000" fo:font-size="13pt" style:font-size-asian="13pt" style:font-size-complex="13pt" fo:language="hu" fo:country="HU"/>
    </style:style>
    <style:style style:name="T494" style:parent-style-name="Bekezdésalapbetűtípusa" style:family="text">
      <style:text-properties style:font-name="Times New Roman" fo:font-style="italic" style:font-style-asian="italic" style:font-style-complex="italic" fo:color="#000000" fo:font-size="13pt" style:font-size-asian="13pt" style:font-size-complex="13pt" fo:language="hu" fo:country="HU"/>
    </style:style>
    <style:style style:name="T495" style:parent-style-name="Bekezdésalapbetűtípusa" style:family="text">
      <style:text-properties style:font-name="Times New Roman" fo:color="#000000" fo:font-size="13pt" style:font-size-asian="13pt" style:font-size-complex="13pt" fo:language="hu" fo:country="HU"/>
    </style:style>
    <style:style style:name="T496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49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498" style:parent-style-name="Textbody" style:family="paragraph">
      <style:paragraph-properties>
        <style:tab-stops>
          <style:tab-stop style:type="left" style:position="1.0833in"/>
        </style:tab-stops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499" style:parent-style-name="Textbody" style:family="paragraph">
      <style:paragraph-properties>
        <style:tab-stops>
          <style:tab-stop style:type="left" style:position="1.0833in"/>
        </style:tab-stops>
      </style:paragraph-properties>
      <style:text-properties style:font-name="Times New Roman" fo:font-style="italic" style:font-style-asian="italic" style:font-style-complex="italic" fo:color="#000000" fo:font-size="13pt" style:font-size-asian="13pt" style:font-size-complex="13pt" fo:language="hu" fo:country="HU"/>
    </style:style>
    <style:style style:name="P500" style:parent-style-name="Textbody" style:family="paragraph">
      <style:paragraph-properties>
        <style:tab-stops>
          <style:tab-stop style:type="left" style:position="1.0833in"/>
        </style:tab-stops>
      </style:paragraph-properties>
    </style:style>
    <style:style style:name="T501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502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503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504" style:parent-style-name="Textbody" style:family="paragraph">
      <style:paragraph-properties>
        <style:tab-stops>
          <style:tab-stop style:type="left" style:position="1.0833in"/>
        </style:tab-stops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505" style:parent-style-name="Textbody" style:family="paragraph">
      <style:paragraph-properties fo:margin-left="0.4791in">
        <style:tab-stops>
          <style:tab-stop style:type="left" style:position="0.6041in"/>
        </style:tab-stops>
      </style:paragraph-properties>
      <style:text-properties style:font-name="Times New Roman" fo:font-style="italic" style:font-style-asian="italic" style:font-style-complex="italic" fo:color="#000000" fo:font-size="13pt" style:font-size-asian="13pt" style:font-size-complex="13pt" fo:language="hu" fo:country="HU"/>
    </style:style>
    <style:style style:name="P506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50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508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509" style:parent-style-name="Bekezdésalapbetűtípusa" style:family="text">
      <style:text-properties fo:color="#000000" fo:font-size="13.5pt" style:font-size-asian="13.5pt" style:font-size-complex="13.5pt"/>
    </style:style>
    <style:style style:name="T510" style:parent-style-name="Bekezdésalapbetűtípusa" style:family="text">
      <style:text-properties fo:color="#000000" fo:font-size="11pt" style:font-size-asian="11pt" style:font-size-complex="11pt"/>
    </style:style>
    <style:style style:name="T511" style:parent-style-name="Bekezdésalapbetűtípusa" style:family="text">
      <style:text-properties fo:color="#000000" fo:font-size="11pt" style:font-size-asian="11pt" style:font-size-complex="11pt"/>
    </style:style>
    <style:style style:name="T512" style:parent-style-name="Bekezdésalapbetűtípusa" style:family="text">
      <style:text-properties fo:color="#000000" fo:font-size="11pt" style:font-size-asian="11pt" style:font-size-complex="11pt"/>
    </style:style>
    <style:style style:name="T513" style:parent-style-name="Bekezdésalapbetűtípusa" style:family="text">
      <style:text-properties fo:color="#000000" fo:font-size="11pt" style:font-size-asian="11pt" style:font-size-complex="11pt"/>
    </style:style>
    <style:style style:name="T514" style:parent-style-name="Bekezdésalapbetűtípusa" style:family="text">
      <style:text-properties fo:color="#000000" fo:font-size="11pt" style:font-size-asian="11pt" style:font-size-complex="11pt"/>
    </style:style>
    <style:style style:name="P515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fo:color="#000000" fo:font-size="11pt" style:font-size-asian="11pt" style:font-size-complex="11pt"/>
    </style:style>
    <style:style style:name="P516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fo:color="#000000" fo:font-size="11pt" style:font-size-asian="11pt" style:font-size-complex="11pt"/>
    </style:style>
    <style:style style:name="P517" style:parent-style-name="Textbody" style:family="paragraph">
      <style:paragraph-properties>
        <style:tab-stops>
          <style:tab-stop style:type="left" style:position="1.0833in"/>
        </style:tab-stops>
      </style:paragraph-properties>
    </style:style>
    <style:style style:name="T518" style:parent-style-name="Bekezdésalapbetűtípusa" style:family="text">
      <style:text-properties style:font-name="Times New Roman" fo:font-style="italic" style:font-style-asian="italic" style:font-style-complex="italic" fo:color="#000000" fo:font-size="13pt" style:font-size-asian="13pt" style:font-size-complex="13pt" fo:language="hu" fo:country="HU"/>
    </style:style>
    <style:style style:name="P519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520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521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52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523" style:parent-style-name="Textbody" style:family="paragraph">
      <style:paragraph-properties>
        <style:tab-stops>
          <style:tab-stop style:type="left" style:position="1.0833in"/>
        </style:tab-stops>
      </style:paragraph-properties>
    </style:style>
    <style:style style:name="T524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525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526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52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528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529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530" style:parent-style-name="Textbody" style:family="paragraph">
      <style:text-properties fo:font-size="11pt" style:font-size-asian="11pt" style:font-size-complex="11pt" fo:language="hu" fo:country="HU"/>
    </style:style>
    <style:style style:name="P531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</office:automatic-styles>
  <office:body>
    <office:text text:use-soft-page-breaks="true">
      <text:p text:style-name="P1"/>
      <text:p text:style-name="P2">Tartalomjegyzék</text:p>
      <text:section text:name="Sect1" text:style-name="S1">
        <text:p text:style-name="P3">1. Bevezetés</text:p>
        <text:p text:style-name="P4">2. Az alkalmazás helye</text:p>
        <text:p text:style-name="P5"><text:tab/>2.1 Üzleti lehetőségek</text:p>
        <text:p text:style-name="P6"><text:tab/>2.2 A probléma megfogalmazása</text:p>
        <text:p text:style-name="P7"><text:tab/>2.3 Az elkészült termék helye</text:p>
        <text:p text:style-name="P8">3. Érintettek és felhasználók</text:p>
        <text:p text:style-name="P9"><text:tab/>3.1. Az érintettek összefoglalása</text:p>
        <text:p text:style-name="P10"><text:tab/>3.2. A felhasználók<text:s/>összefoglalása</text:p>
        <text:p text:style-name="P11"><text:tab/>3.3 Felhasználói környezet</text:p>
        <text:p text:style-name="P12"><text:tab/>3.4. Illetékesek adatai</text:p>
        <text:p text:style-name="P13"><text:tab/>3.5. Felhasználók adatai</text:p>
        <text:p text:style-name="P14">4. A végtermék áttekintése</text:p>
        <text:p text:style-name="P15"><text:tab/>4.1 A termék kapcsolatai</text:p>
        <text:p text:style-name="P16"><text:tab/>4.2. A termék használatának előnyei</text:p>
        <text:p text:style-name="P17"><text:tab/>4.3. Feltételezések és függőségek</text:p>
        <text:p text:style-name="P18"><text:tab/>4.4 Költségbecslés</text:p>
        <text:p text:style-name="P19"><text:tab/>4.5.<text:s/>Installáció</text:p>
        <text:p text:style-name="P20">5. A végtermék jellemzői, biztosított szolgáltatások</text:p>
        <text:p text:style-name="P21">6. Korlátozások</text:p>
        <text:p text:style-name="P22">7. Minőségi elvárások</text:p>
        <text:p text:style-name="P23">8. Dokumentációkkal kapcsolatos követelmények</text:p>
        <text:p text:style-name="P24">9. Kockázat lista</text:p>
        <text:p text:style-name="P25">10. Szótár</text:p>
      </text:section>
      <text:section text:name="Sect2" text:style-name="S2">
        <text:p text:style-name="P26"><text:line-break/></text:p>
        <text:p text:style-name="P27"/>
        <text:p text:style-name="P28"/>
        <text:p text:style-name="P29"/>
        <text:p text:style-name="P30"/>
        <text:p text:style-name="P31"/>
        <text:p text:style-name="P32"/>
        <text:p text:style-name="P33"/>
        <text:p text:style-name="P34"/>
        <text:p text:style-name="P35"/>
        <text:h text:style-name="P36" text:outline-level="2">1. Bevezetés</text:h>
        <text:p text:style-name="P37"/>
        <text:p text:style-name="P38">Szoftverünk neve: Ubimon</text:p>
        <text:p text:style-name="P39">Csapatunk egy<text:s/>kétdimenziós RPG játékon dolgozik, amely néhány egyedi, és rendkívüli változtatások mellett nagy hangsúlyt fektett a környezetvédelem fontosságára.</text:p>
        <text:p text:style-name="P40"/>
        <text:h text:style-name="P41" text:outline-level="2">2. Az alkalmazás helye</text:h>
        <text:p text:style-name="P42"/>
        <text:p text:style-name="Standard"><text:span text:style-name="T43">Az alkalmazás - elkészítése után - egy egyszerű, kis méretű RPG játékszoftver lesz,</text:span><text:span text:style-name="T44"><text:s/>amely először a Steam platformról lesz elérhető digitálisan, de tervben van egy fizikális, limitált kiadás is, mely tartalmazna kiegészítőket (kézikönyv, poszter, térkép stb.). A játék bármely korosztály számára ajánlott, ha valaki szeretne egy kicsit szó</text:span><text:span text:style-name="T45">rakozni, és mellesleg elgondolkodni a főtémával kapcsolatosan.</text:span></text:p>
        <text:p text:style-name="P46"/>
        <text:h text:style-name="P47" text:outline-level="3">2.1 Üzleti lehetőségek</text:h>
        <text:p text:style-name="P48"/>
        <text:p text:style-name="P49">Ez a szoftver a szórakoztatóipart veszi célba. Egy fix áron Emellett számítunk arra, hogy a megfelelő balansz és stratégiák kialakítása véget, ez a játék eSport<text:s/>szintű bajnokságokba is bekerülhet.</text:p>
        <text:p text:style-name="P50"/>
        <text:h text:style-name="P51" text:outline-level="3">2.2 A probléma megfogalmazása</text:h>
        <text:p text:style-name="P52"/>
        <text:p text:style-name="P53">Úgy véljük kevés fiatal ismeri miért is fontos a környezetvédelem, ezt a problémát szeretnénk azzal megoldani, hogy egy izgalmas és szerethető játék keretében megismertessük velük a mindennapi életében felmerülő lehetőségeket amikkel a felhasználó is hozzátehet a világunk megőrzéséhez.</text:p>
        <text:p text:style-name="P54"/>
        <text:p text:style-name="P55">Egy játékszoftveren belül – ha a verziókezelést figyelembe vesszük – igen nagy hangsúlyt kell fektetni a cél minél sokoldalúbb teljesítéséhez. Ehhez azonban<text:s/>érdemes a legalapabb problémákat megoldani, ahhoz hogy tovább tudjuk finomhangolni az univerzációt. Egy RPG-ben ezek a következők:</text:p>
        <text:p text:style-name="P56"/>
        <text:list text:style-name="LFO1" text:continue-numbering="true">
          <text:list-item>
            <text:p text:style-name="P57">Csalás nélküli végigjátszhatóság megoldása</text:p>
          </text:list-item>
          <text:list-item>
            <text:p text:style-name="P58">Megfelelő interfész kialakítása</text:p>
          </text:list-item>
          <text:list-item>
            <text:p text:style-name="P59">A játéktér beláthatósága</text:p>
          </text:list-item>
          <text:list-item>
            <text:p text:style-name="P60">Megfelelő AI biztosítása</text:p>
          </text:list-item>
          <text:list-item>
            <text:p text:style-name="P61">Változatos tér, és a szörnyek megfelelő elhelyezkedése</text:p>
          </text:list-item>
          <text:list-item>
            <text:p text:style-name="P62">Időzítések szinkronizálása, arányok bemérése</text:p>
          </text:list-item>
          <text:list-item>
            <text:p text:style-name="P63">A játékos cselekedeteinek végleges, vagy ideiglenes következménye legyen</text:p>
          </text:list-item>
        </text:list>
        <text:p text:style-name="P64"/>
        <text:p text:style-name="P65">Csalás nélküli végigjászhatóság megoldása:</text:p>
        <text:p text:style-name="Standard"><text:span text:style-name="T66"><text:tab/>Talán a legegyértelműbb probléma min</text:span><text:span text:style-name="T67">dközül, mégis csak fontos számunkra ez a pont, főleg egy RPG-nél, ahol sokkal több lehetőség adott a játékos számára.</text:span></text:p>
        <text:p text:style-name="P68"/>
        <text:p text:style-name="P69">Megfelelő interfész kialakítása:</text:p>
        <text:p text:style-name="Standard"><text:span text:style-name="T70"><text:tab/></text:span><text:span text:style-name="T71">A műfajnak megfelelően a játék alatt két magasabb szintű interfészt tervezünk. Egy a<text:s/></text:span><text:span text:style-name="T72">harcrendszernek szánt felület (mely biztosítja a szörnyek harcba küldését, azok fejlődést, és az ellenfeleink legyőzését), emellett egy felülnézetes open-world képet kell biztosítanunk, hogy a játékos saját maga dönthessen az útvonaltervéről.</text:span></text:p>
        <text:p text:style-name="P73"/>
        <text:p text:style-name="P74"/>
        <text:p text:style-name="P75"/>
        <text:p text:style-name="P76"/>
        <text:p text:style-name="P77">A<text:s/>játéktér beláthatósága:</text:p>
        <text:p text:style-name="Standard"><text:span text:style-name="T78"><text:tab/></text:span><text:span text:style-name="T79">A kétdimenziós felülnézeti interfész alatt játszik inkább ez az elem nagy szerepet, ahol fontos hogy el tudjunk navigálni a célunking. Rendes pályaszerkesztés, megfelelő színpaletta/színvilág, és más grafikai elemek szükséges ennek</text:span><text:span text:style-name="T80"><text:s/>megalkotására, majd ezeket balanszolni kell.</text:span></text:p>
        <text:p text:style-name="P81"/>
        <text:p text:style-name="P82">Megfelelő AI biztosítása:</text:p>
        <text:p text:style-name="Standard"><text:span text:style-name="T83"><text:tab/>A fokozatos nehézségi szint megvalósítása a progresszió alatt, már egy alapkövetelmény szinte minden videójátéknál, így gondoskodnunk kell arra, hogy a játékos a történet haladtával,</text:span><text:span text:style-name="T84"><text:s/>már sokkal kihívóbb, de legyőzhető ellenfelek ellen mérje össze tudását.</text:span></text:p>
        <text:p text:style-name="P85"/>
        <text:p text:style-name="P86">Változatos tér, és a szörnyek megfelelő elhelyezkedése:</text:p>
        <text:p text:style-name="Standard"><text:span text:style-name="T87"><text:tab/>Mivel a szörnyek egyediségét nem csak személyiségük, hanem különböző saját típusuk is meghatározza, <text:s/>így érdemes ezeknek az<text:s/></text:span><text:span text:style-name="T88">élőlényeknek a hozzájuk illő környezetet megalkotni, és ezekre a helyekre elhelyezni őket.</text:span></text:p>
        <text:p text:style-name="P89"/>
        <text:p text:style-name="P90">Időzítések szinkronízálása, arányok bemérése:</text:p>
        <text:p text:style-name="Standard"><text:span text:style-name="T91"><text:tab/>A nehézségnek megfelelően fontos bemérni az arányokat, és a fejlődési időtartalmakat össze kell hangolni.</text:span></text:p>
        <text:p text:style-name="P92"/>
        <text:p text:style-name="P93">A játékos<text:s/>cselekedeteinek végleges, vagy ideiglenes következménye legyen:</text:p>
        <text:p text:style-name="Standard"><text:span text:style-name="T94"><text:tab/>Nagy hangsúlyt szeretnénk fektetni a játékos egyedi döntéseire/cselkedeteire. Olyan a haladást befolyásoló elemekre gondolunk, mint NPC közötti viszonyfejlesztés, opcionális missziók elválalá</text:span><text:span text:style-name="T95">sa, és azok elvégzése, a játékos szörnyeinek törődése (harcképesítése, tanítása, etetése, mosdatása stb.), és persze a környezet éppségének fenntartása. Mind ezen pontok odafigyelése, csak pozítiv hatással jár, de ugyanakkor ezek elhanyagolása csak még neh</text:span><text:span text:style-name="T96">ezebbé teszi a kalandot.</text:span></text:p>
        <text:p text:style-name="P97"/>
        <text:p text:style-name="P98"/>
        <text:h text:style-name="P99" text:outline-level="3">2.3 Az elkészült termék helye</text:h>
        <text:p text:style-name="P100">A szoftver futtatható változata elsősorban digitális formában lesz elérhető, de lassan és biztosan egy fizikai limitált kiadást és biztosítunk. A szórakoztatóiparon belül korhatáros besorolás alatt nincsen minimum kor meghatározva, így a játék bárki számára igénybe vehető és alkalmazható.</text:p>
        <text:p text:style-name="P101"/>
        <text:p text:style-name="P102">Egyes alternatíváktól annyiban eltér, hogy a szoftver egy egyszerű történet elmesélése mellett, sok egyéb elgondolkodtató, az életben is alkalmazható kérdést tesz fel. Egyedi térképpel és kis szörnyekkel rendelkezik a játék, amely a terv egyik főpillére. Nem konzol exklúziv játékot szeretnék fejleszteni, hisz nyitottak vagyunk sok más platformra is, és ez még az eladások számát is megnöveli.</text:p>
        <text:h text:style-name="P103" text:outline-level="1">3. Érintettek és<text:s/>felhasználók</text:h>
        <text:p text:style-name="P104"><text:tab/>A projekt fejlesztését KoviUbiSoft végzi. A megrendelő és konzulens Sátán Ádám.</text:p>
        <text:p text:style-name="Textbody"><text:span text:style-name="T105">3.1. Az érintettek összefoglalása</text:span><text:span text:style-name="T106"><text:tab/></text:span></text:p>
        <table:table table:style-name="Table107">
          <table:table-columns>
            <table:table-column table:style-name="TableColumn108"/>
            <table:table-column table:style-name="TableColumn109"/>
            <table:table-column table:style-name="TableColumn110"/>
          </table:table-columns>
          <table:table-row table:style-name="TableRow111">
            <table:table-cell table:style-name="TableCell112">
              <text:p text:style-name="P113">Elnevezés</text:p>
            </table:table-cell>
            <table:table-cell table:style-name="TableCell114">
              <text:p text:style-name="P115">Leírás</text:p>
            </table:table-cell>
            <table:table-cell table:style-name="TableCell116">
              <text:p text:style-name="P117">Szerep</text:p>
            </table:table-cell>
          </table:table-row>
          <table:table-row table:style-name="TableRow118">
            <table:table-cell table:style-name="TableCell119">
              <text:p text:style-name="P120">Megrendelő</text:p>
            </table:table-cell>
            <table:table-cell table:style-name="TableCell121">
              <text:p text:style-name="P122">Az alkalmazás elkészítését igényli</text:p>
            </table:table-cell>
            <table:table-cell table:style-name="TableCell123">
              <text:p text:style-name="P124">finanszírozza az alkalmazás fejlesztésének és<text:s/>fenntartásának költségeit<text:line-break/></text:p>
            </table:table-cell>
          </table:table-row>
          <table:table-row table:style-name="TableRow125">
            <table:table-cell table:style-name="TableCell126">
              <text:p text:style-name="P127">Fejlesztők</text:p>
            </table:table-cell>
            <table:table-cell table:style-name="TableCell128">
              <text:p text:style-name="P129">A játék elkészítéséért, illetve további fejlesztéséért felelősek</text:p>
            </table:table-cell>
            <table:table-cell table:style-name="TableCell130">
              <text:p text:style-name="P131">Elkészítik majd fejlesztik és karbantartják a játékot</text:p>
            </table:table-cell>
          </table:table-row>
        </table:table>
        <text:soft-page-break/>
        <text:h text:style-name="P132" text:outline-level="2">3.2. A felhasználók összefoglalása<text:line-break/></text:h>
        <table:table table:style-name="Table133">
          <table:table-columns>
            <table:table-column table:style-name="TableColumn134"/>
            <table:table-column table:style-name="TableColumn135"/>
            <table:table-column table:style-name="TableColumn136"/>
          </table:table-columns>
          <table:table-row table:style-name="TableRow137">
            <table:table-cell table:style-name="TableCell138">
              <text:p text:style-name="P139">Elnevezés</text:p>
            </table:table-cell>
            <table:table-cell table:style-name="TableCell140">
              <text:p text:style-name="P141">Leírás</text:p>
            </table:table-cell>
            <table:table-cell table:style-name="TableCell142">
              <text:p text:style-name="P143">Illetékes</text:p>
            </table:table-cell>
          </table:table-row>
          <table:table-row table:style-name="TableRow144">
            <table:table-cell table:style-name="TableCell145">
              <text:p text:style-name="P146">Potenciális<text:s/>Felhasználó</text:p>
            </table:table-cell>
            <table:table-cell table:style-name="TableCell147">
              <text:p text:style-name="P148">Próbaverziót használja</text:p>
            </table:table-cell>
            <table:table-cell table:style-name="TableCell149">
              <text:p text:style-name="P150">-</text:p>
            </table:table-cell>
          </table:table-row>
          <table:table-row table:style-name="TableRow151">
            <table:table-cell table:style-name="TableCell152">
              <text:p text:style-name="P153">Felhasználó</text:p>
            </table:table-cell>
            <table:table-cell table:style-name="TableCell154">
              <text:p text:style-name="P155">Megveszi a teljes játékot</text:p>
            </table:table-cell>
            <table:table-cell table:style-name="TableCell156">
              <text:p text:style-name="P157">felhasználó</text:p>
            </table:table-cell>
          </table:table-row>
          <table:table-row table:style-name="TableRow158">
            <table:table-cell table:style-name="TableCell159">
              <text:p text:style-name="P160">Admin</text:p>
            </table:table-cell>
            <table:table-cell table:style-name="TableCell161">
              <text:p text:style-name="P162">Felügyeli a csalás mentes játékmenetet többjátékos mód esetén</text:p>
            </table:table-cell>
            <table:table-cell table:style-name="TableCell163">
              <text:p text:style-name="P164">admin</text:p>
            </table:table-cell>
          </table:table-row>
        </table:table>
        <text:h text:style-name="P165" text:outline-level="2">3.3 Felhasználói környezet</text:h>
        <text:p text:style-name="P166">Milyen platformon fog futni az átadott alkalmazás, és<text:s/>várhatóan változni fog-e?</text:p>
        <text:p text:style-name="P167">PC</text:p>
        <text:p text:style-name="P168">Hány felhasználó fogja használni egy időben átlagosan, és hány felhasználó várható maximálisan?</text:p>
        <text:p text:style-name="P169">Lehet egyjátékos és többjátékos mód (max x játékossal)</text:p>
        <text:p text:style-name="P170">Mennyi ideig fogja használni a rendszert egy felhasználó, és ez mennyire változó?</text:p>
        <text:p text:style-name="P171">A játék x óra hosszú, A felhasználó tetszőleges ideig használhatja.</text:p>
        <text:h text:style-name="Címsor2" text:outline-level="2"><text:span text:style-name="T172">3.4. Illetékesek adatai</text:span><text:span text:style-name="T173"><text:line-break/></text:span><text:span text:style-name="T174"><text:tab/>A fejlesztői csapat:</text:span></text:h>
        <text:p text:style-name="P175"><text:tab/><text:tab/>KoviUbiSoft<text:line-break/><text:tab/><text:tab/><text:line-break/><text:tab/><text:tab/>Tóth József<text:tab/><text:tab/><text:tab/>tothjozsef225@gmail.com</text:p>
        <text:p text:style-name="Textbody"><text:span text:style-name="T176"><text:tab/></text:span><text:span text:style-name="T177"><text:tab/>Simonyák János</text:span><text:span text:style-name="T178"><text:tab/></text:span><text:span text:style-name="T179"><text:tab/></text:span><text:a xlink:href="mailto:s_janos@outlook.com" office:target-frame-name="_top" xlink:show="replace"><text:span text:style-name="T180">s_janos@outlook.com</text:span></text:a></text:p>
        <text:p text:style-name="P181"><text:tab/><text:tab/>Nagy Róbert<text:tab/><text:tab/><text:tab/>rob.iskola1@gmail.com</text:p>
        <text:p text:style-name="P182"><text:tab/><text:tab/>Bartók-Balogh Gábor<text:tab/><text:tab/>demiteto.bartok@gmail.com</text:p>
        <text:p text:style-name="P183"><text:tab/><text:tab/>Hegedüs Gábor<text:tab/><text:tab/><text:tab/>hegedus.gabor91@gmail.com</text:p>
        <text:h text:style-name="Címsor2" text:outline-level="2"><text:span text:style-name="T184">3.5. Felhasználók adatai</text:span><text:span text:style-name="T185"><text:line-break/></text:span><text:span text:style-name="T186"><text:tab/>A szoftvert bárki használhatja, kortó</text:span><text:span text:style-name="T187">l és nemtől függetlenül.</text:span></text:h>
        <text:p text:style-name="P188"><text:tab/>A szoftver megrendelője és a fejlesztő csapat konzulense Sátán Ádám</text:p>
        <text:p text:style-name="P189">4. A végtermék áttekintése</text:p>
        <text:p text:style-name="P190">4.1 A termék kapcsolatai</text:p>
        <text:p text:style-name="P191"><text:s/>Játékon belüli komponensek:</text:p>
        <text:p text:style-name="Textbody"><text:span text:style-name="T192">-<text:s/></text:span><text:span text:style-name="T193">Menü</text:span><text:span text:style-name="T194">: <text:s/>Egyszerű menü rendszer, amelyben a játékos új játékot kezdhet,<text:s/></text:span><text:span text:style-name="T195">folytathatja a meglévő save file-t, elérheti a beállításokat és kiléphet a játékból.</text:span></text:p>
        <text:p text:style-name="P196"/>
        <text:p text:style-name="Textbody"><text:span text:style-name="T197">-<text:s/></text:span><text:span text:style-name="T198">Karakter kreáló</text:span><text:span text:style-name="T199">: A karakter kreáló komponens felelős a játék elején azért, hogy a játékos személyre szabja a karakterét. A játékos megadhatja a karaktere nevét, választ</text:span><text:span text:style-name="T200">hat nemet, továbbá kiválaszthatja a karaktere külsejét.<text:s/></text:span><text:soft-page-break/><text:span text:style-name="T201">A játékos választhat haj és felső sprite-ok közül, továbbá a bőr, haj, felső. nadrág RGB színeit kiválaszthatja és egyéb kiegészítő díszítők is választhat.</text:span></text:p>
        <text:p text:style-name="P202"/>
        <text:p text:style-name="Textbody"><text:span text:style-name="T203">-</text:span><text:span text:style-name="T204">Ubimon rendszer</text:span><text:span text:style-name="T205">: Az Ubimon rendszer felada</text:span><text:span text:style-name="T206">ta az Ubimon objektumok tárolása és menedzselése. Minden Ubimon objektum tartalmaz attribútumokat mint például: Típus, név, gazda, HP, Attack damage, defense, Special attack damage, Special defense, speed és összesítő érték. Az Ubimon rendszer a játékban t</text:span><text:span text:style-name="T207">alálható összes Ubimon értékeit eltárolja egy adatbázisban. Többjátékos módban a játékosok Ubimonjainak értékeit is tárolja.</text:span></text:p>
        <text:p text:style-name="P208"/>
        <text:p text:style-name="Textbody"><text:span text:style-name="T209">-</text:span><text:span text:style-name="T210">Clock rendszer</text:span><text:span text:style-name="T211">: A játékban lehetőség van egy óra beállítására. Az óra valós időben működik, befolyásolja az Ubimonok evulúcióját<text:s/></text:span><text:span text:style-name="T212">és az in-game eventeket is.</text:span></text:p>
        <text:p text:style-name="P213"/>
        <text:p text:style-name="Textbody"><text:span text:style-name="T214">-</text:span><text:span text:style-name="T215">NPC rendszer</text:span><text:span text:style-name="T216">: Az NPC rendszer kezeli az NPC objektumokat, amelyek névvel és dialógokkal rendelkeznek. Az NPC-k hez tartozhatnak In-game eventek is. Az NPC-k meghatározott tile-okon véletlenszerűen vagy előre scriptelt módon ha</text:span><text:span text:style-name="T217">ladnak, a játékbeli idő alapján spawn-olnak illetve despawn-olnak. In-game event hatására beszélgetést kezdeményezhetnek a játékossal, illetve a játékos interakció hatására bármikor beszélhet az NPC-khez.</text:span></text:p>
        <text:p text:style-name="P218"/>
        <text:p text:style-name="Textbody"><text:span text:style-name="T219">-</text:span><text:span text:style-name="T220">Harcrendszer<text:s/></text:span><text:span text:style-name="T221">: A harcrendszerben a játékos kivála</text:span><text:span text:style-name="T222">szt egy vagy két Ubimont a harc módja alapján. A rendszer alapvető feladata az Ubimon statjai alapján és a játékos által választott opció alapján kiszámolja és eltárolja az értékeket. A harc közben a játékosnak 4 lehetősége van: Támadás, Itemek használata,</text:span><text:span text:style-name="T223"><text:s/>Ubimon váltás és harc elhagyása.</text:span></text:p>
        <text:p text:style-name="P224"><text:tab/>A harcrendszer része a UI is, amelyben a játékos Ubimonjai a bal oldalon, az ellenséges Ubimonok a jobb oldalon találhatóak. A UI-ban látszanak a Ubimonok Neve, szintje, hp-ja, exp-je. A rendszer turn based, a turn végén<text:s/>a történések dialóg box-ban jelennek meg.</text:p>
        <text:p text:style-name="P225"/>
        <text:p text:style-name="Textbody"><text:span text:style-name="T226">-</text:span><text:span text:style-name="T227">Fejlődés rendszer (szint rendszer</text:span><text:span text:style-name="T228">): Minden Ubimon rendelkezik exp értékkel, amelyet Ubimon harc győzelmekkel lehet növelni. Meghatározott exp elérésekor az Ubimon szintet lép. A fejlődés rendszer az Ubimonok szin</text:span><text:span text:style-name="T229">tjét tárolja el egy adatbázisban, továbbá a játékos Ubimonjainak szintjei alapján és a co-op játékosok száma alapján az ellenséges Ubimonok stat-jait kiszámolja.</text:span></text:p>
        <text:p text:style-name="P230"/>
        <text:p text:style-name="Textbody"><text:span text:style-name="T231">-</text:span><text:span text:style-name="T232">Többjátékos mód</text:span><text:span text:style-name="T233">: Az alap játékot Local Co-op módban maximum 4 ember játszhatja, továbbá lehe</text:span><text:span text:style-name="T234">t online max 32 emberrel.</text:span></text:p>
        <text:p text:style-name="P235"/>
        <text:p text:style-name="Textbody"><text:span text:style-name="T236">-</text:span><text:span text:style-name="T237">Pálya Térkép</text:span><text:span text:style-name="T238">: A pályarendszer feladata kirajzolni a tile-okat egy meghatározott rács alapján (n x m-es rács). A pályák tile-okból állnak, amelyek 32x32 pixelesek. Másik feladata meghatározott tile-okhoz in-game eventet kötni. pl</text:span><text:span text:style-name="T239">: Más térkép betöltése, interaktivitás, cutscene stb.</text:span></text:p>
        <text:p text:style-name="P240"/>
        <text:soft-page-break/>
        <text:p text:style-name="Textbody"><text:span text:style-name="T241">-</text:span><text:span text:style-name="T242">Dialóg rendszer</text:span><text:span text:style-name="T243">: A dialóg rendszer lényege a szöveg megjelenítése egy dialóg box-ban, illetve a játékosnak választási lehetőségek nyújtása. Az NPC-k a játékos választása alapján válaszolnak és a<text:s/></text:span><text:span text:style-name="T244">játékos választása befolyásolhatja a játék történetét.</text:span></text:p>
        <text:p text:style-name="P245"><text:tab/></text:p>
        <text:p text:style-name="Textbody"><text:span text:style-name="T246">-</text:span><text:span text:style-name="T247">Tárgy rendszer</text:span><text:span text:style-name="T248">: A tárgy rendszer a játékos által felvett itemeket fogja egy adatbázisban eltárolni. Különböző item típusok vannak pl: Kulcsok, Ubimon labdák, Heal itemek stb.</text:span></text:p>
        <text:p text:style-name="P249"/>
        <text:p text:style-name="Textbody"><text:span text:style-name="T250">-</text:span><text:span text:style-name="T251">Event rendszer</text:span><text:span text:style-name="T252">: A ját</text:span><text:span text:style-name="T253">ékos billentyűzet vagy game controller által kiadott inputra (eventre) a játék mozgással, illetve interaktivitással válaszol.</text:span></text:p>
        <text:p text:style-name="P254"/>
        <text:p text:style-name="Textbody"><text:span text:style-name="T255">-</text:span><text:span text:style-name="T256">In game eventek</text:span><text:span text:style-name="T257">: A játék során előre beprogramozott in-game eventek vannak, amelyeket a játékos egy tile-ra lépéssel, szintlépés</text:span><text:span text:style-name="T258">sel vagy beszélgetés választás alapján aktiválhat. Továbbá vannak véletlenszerű in-game harc eventek is.</text:span></text:p>
        <text:p text:style-name="P259"/>
        <text:p text:style-name="Textbody"><text:span text:style-name="T260">-</text:span><text:span text:style-name="T261">Hang és soundtrack</text:span><text:span text:style-name="T262">: Minden játékbeli területnek saját zenéje van. Ez a komponens felelős a megfelelő hangeffektek lejátszásáért.</text:span></text:p>
        <text:p text:style-name="P263"/>
        <text:p text:style-name="P264">Adatbázis komponensek</text:p>
        <text:p text:style-name="P265"/>
        <text:p text:style-name="Textbody"><text:span text:style-name="T266">-</text:span><text:span text:style-name="T267">Ubimon adatbázis</text:span><text:span text:style-name="T268">: Adatbázis, amely a játékosnál lévő Ubimonok értékeit tárolja. Ezt az adatbázist a harcrendszer, ubimon rendszer és a szint rendszer fogja módosítani.</text:span></text:p>
        <text:p text:style-name="P269"/>
        <text:p text:style-name="Textbody"><text:span text:style-name="T270">-</text:span><text:span text:style-name="T271">Item adatbázis</text:span><text:span text:style-name="T272">: A játékos bírtokában lévő tárgyak adatbázisa. Ezt az<text:s/></text:span><text:span text:style-name="T273">adatbázist a tárgy rendszer fogja módosítani.</text:span></text:p>
        <text:p text:style-name="P274"/>
        <text:p text:style-name="Textbody"><text:span text:style-name="T275">-</text:span><text:span text:style-name="T276">További adatbázisok</text:span><text:span text:style-name="T277">: Többjátékos módhoz.</text:span></text:p>
        <text:p text:style-name="P278"/>
        <text:p text:style-name="P279">4.2. A termék használatának előnyei</text:p>
        <table:table table:style-name="Table280">
          <table:table-columns>
            <table:table-column table:style-name="TableColumn281"/>
            <table:table-column table:style-name="TableColumn282"/>
          </table:table-columns>
          <table:table-row table:style-name="TableRow283">
            <table:table-cell table:style-name="TableCell284">
              <text:p text:style-name="P285">A játékos haszna (előnyei)</text:p>
            </table:table-cell>
            <table:table-cell table:style-name="TableCell286">
              <text:p text:style-name="P287">Az ezt támogató rendszer jellemző(k)</text:p>
            </table:table-cell>
          </table:table-row>
          <table:table-row table:style-name="TableRow288">
            <table:table-cell table:style-name="TableCell289">
              <text:p text:style-name="P290">40 óra alap játékidő</text:p>
            </table:table-cell>
            <table:table-cell table:style-name="TableCell291">
              <text:p text:style-name="P292">A játék egyjátékos módja 40 óra<text:s/>contentet tartalmaz.</text:p>
            </table:table-cell>
          </table:table-row>
          <table:table-row table:style-name="TableRow293">
            <table:table-cell table:style-name="TableCell294">
              <text:p text:style-name="P295">Co-op mód</text:p>
            </table:table-cell>
            <table:table-cell table:style-name="TableCell296">
              <text:p text:style-name="P297">A játék egyjátékos részét maximum 4 másik emberrel lehet egyszerre játszani, a játék nehézségi szintje a játékosok számával növekszik.</text:p>
            </table:table-cell>
          </table:table-row>
          <table:table-row table:style-name="TableRow298">
            <table:table-cell table:style-name="TableCell299">
              <text:p text:style-name="P300">Többjátékos mód</text:p>
            </table:table-cell>
            <table:table-cell table:style-name="TableCell301">
              <text:p text:style-name="P302">A játékot többjátékos módban is lehet játszani, maximum 32<text:s/>emberrel.</text:p>
            </table:table-cell>
          </table:table-row>
          <text:soft-page-break/>
          <table:table-row table:style-name="TableRow303">
            <table:table-cell table:style-name="TableCell304">
              <text:p text:style-name="P305">Témája a környezetvédelem</text:p>
            </table:table-cell>
            <table:table-cell table:style-name="TableCell306">
              <text:p text:style-name="P307">Felhívja a figyelmet a környezetvédelemre.</text:p>
            </table:table-cell>
          </table:table-row>
        </table:table>
        <text:p text:style-name="P308"/>
        <text:p text:style-name="P309">4.3. Feltételezések és függőségek</text:p>
        <text:p text:style-name="P310">Feltételezzük, hogy a játék egyjátékos módja működőképes, az adatbázis rendszer üzemel, a co-op és többjátékos módok működnek.</text:p>
        <text:p text:style-name="P311">Feltételezzük, hogy az adatbázis mérete megfelelő.</text:p>
        <text:p text:style-name="P312"/>
        <text:p text:style-name="P313">4.4 Költségbecslés</text:p>
        <text:p text:style-name="P314">Fejlesztési idő: 1 év.</text:p>
        <text:p text:style-name="P315">Fejlesztők száma: 5.</text:p>
        <text:p text:style-name="P316">Fejlesztő eszközök: ~ 620.000Ft</text:p>
        <text:p text:style-name="P317">- OpenJDK - ingyenes</text:p>
        <text:p text:style-name="P318">- LWJGL - ingyenes</text:p>
        <text:p text:style-name="P319">- IntelliJ IDEA Community- ingyenes</text:p>
        <text:p text:style-name="P320">- Github - $21 / hónap / ember</text:p>
        <text:p text:style-name="Textbody"><text:span text:style-name="T321">-<text:s/></text:span><text:span text:style-name="T322">MySQL Standard Edition - $</text:span><text:span text:style-name="T323">2,000</text:span></text:p>
        <text:p text:style-name="P324"/>
        <text:p text:style-name="P325">Fejlesztők: 21.000.000Ft</text:p>
        <text:p text:style-name="P326">- Game designer / Game artist</text:p>
        <text:p text:style-name="P327">- Sound engineer</text:p>
        <text:p text:style-name="P328">- Game programmer</text:p>
        <text:p text:style-name="P329">- Game level designer</text:p>
        <text:p text:style-name="P330">- Game tester</text:p>
        <text:p text:style-name="P331"/>
        <text:p text:style-name="P332">4.5. Installáció</text:p>
        <text:p text:style-name="P333">A játékot a Steam-ről lehet installálni, továbbá elérhető a google play<text:s/>áruházban is.</text:p>
        <text:h text:style-name="P334" text:outline-level="1">5. A végtermék jellemzői, biztosított szolgáltatások</text:h>
        <text:p text:style-name="P335">5.1. Az Ubimon alapötletének áttekintése</text:p>
        <text:p text:style-name="P336"><text:span text:style-name="T337">A projekt fő témája környezetünk és annak védelme. Ennek megfelelően a hangsúly a játék világában levő, annak egyensúlyát megtartó különleges képess</text:span><text:span text:style-name="T338">égekkel rendelkező állat- és növényfajokon (Ubimonokon) van a hangsúly. Rajtuk kívül jelen vannak még a velük együtt élő emberek is. Az<text:s/></text:span><text:soft-page-break/><text:span text:style-name="T339">embereknek meg kell tanulniuk szimbiózisban élni ezekkel az Ubimonokkal, mivel az erejük felelőtlen vagy akár önző kihas</text:span><text:span text:style-name="T340">ználása komoly természeti katasztrófákat okozhat.</text:span></text:p>
        <text:p text:style-name="P341"><text:span text:style-name="T342">A főhős – akit a játékos szabadon formázhat – fő célja az Ubimonok gyűjtése és tanulmányozása, dokumentálása. Ennek ellenére rákényszerülhet arra, hogy cselekedjen a fent említett katasztrófák megelőzése ér</text:span><text:span text:style-name="T343">dekében. Saját Ubimonjait használva áll szembe más, vad Ubimonokkal, vagy akár az őket rossz célra használó gonosztevőkkel.</text:span></text:p>
        <text:p text:style-name="P344">5.2. Funkciók</text:p>
        <text:p text:style-name="P345">A játék több órányi egyjátékos tartalmat biztosít a felhasználónak.</text:p>
        <text:p text:style-name="P346">A játék egy nyílt, egységes világban<text:s/>játszódik. A játékos az eddig felfedezett területek között szabadon mozoghat. Előfordulhat, hogy egyes területek nem érhetőek el azonnal a játékos számára, és csak a játék folyamán, később nyílnak meg.</text:p>
        <text:p text:style-name="P347">A játék harcrendszerére jellemző, hogy körökre osztott. A harcban részt vevő Ubimonok sebessége dönti el, hogy melyiknek érvényesül előbb a köre.</text:p>
        <text:p text:style-name="P348">Többjátékos módban lehetősége van a játékosoknak egymással kooperatív módon biztonságban tartani a játék világát, Ubimonokat cserélni egymás között, vagy akár saját<text:s/>Ubimonjaik erejét megmérettetni különböző arénákban.</text:p>
        <text:p text:style-name="P349">5.3. Egyéb szolgáltatások</text:p>
        <text:p text:style-name="P350"><text:span text:style-name="T351">A különböző online funkciók eléréséhez szükség lehet egy felhasználói fiókra, ami Steames kiadás esetén a felhasználó Steam fiókja is lehet. A játékos mentett állásai feltölthe</text:span><text:span text:style-name="T352">tőek a Steam Cloud szolgáltatásba, hogy más számítógépen is ott folytathassa a játékot, ahol azt előzőleg félbehagyta. Ugyanez a funkció Android platformon Google-fiókba történő mentéssel valósulna meg.</text:span></text:p>
        <text:h text:style-name="P353" text:outline-level="1">6. Korlátozások</text:h>
        <text:p text:style-name="P354">6.1. Személyi számítógépek tekintetében</text:p>
        <text:p text:style-name="P355"><text:span text:style-name="T356">Személyi számítógépeken a projekt által felhasznált LWJGL keretrendszert figyelembe véve az egyetlen fontosabb rendszerkövetelmény egy OpenGL API-t támogató grafikus kártya. Egyéb rendszerkövetelmény előre nem határozható meg pontosan. Ugyanakkor feltét</text:span><text:span text:style-name="T357">elezhető, hogy a keretrendszer alacsony erőforrásigényének köszönhetően a kész projekt bármilyen, az elmúlt legalább egy évtizedben készült x86 és ARM architektúrán futó számítógépen képes lesz futni, Windows, macOS és Linux alapú rendszereken egyaránt.</text:span></text:p>
        <text:p text:style-name="P358"><text:span text:style-name="T359">6.</text:span><text:span text:style-name="T360">2. Mobil platformok tekintetében</text:span></text:p>
        <text:p text:style-name="P361"><text:span text:style-name="T362">Mobil platformokon egyéb szoftveres követelmények is vannak. Az LWJGL Android operációs rendszeren megköveteli a legalább 24-es API szintet, ami Android 7-el egyenlő.</text:span></text:p>
        <text:p text:style-name="P363">6.3. Egyéb korlátozások</text:p>
        <text:p text:style-name="P364">A játék futtatásának<text:s/>feltétele a végfelhasználói licencszerződés elfogadása.</text:p>
        <text:p text:style-name="P365"><text:span text:style-name="T366">Az online funkciók használatba vételének feltétele a felhasználói feltételek és egy adatvédelmi nyilatkozat elfogadása. Az adatvédelmi nyilatkozatot el nem fogadó felhasználó nem csatlakozhat a progra</text:span><text:span text:style-name="T367">m szervereihez, én nem tárolhatóak ott az adatai. Offline viszont továbbra is játszható marad a játék.</text:span></text:p>
        <text:soft-page-break/>
        <text:h text:style-name="P368" text:outline-level="1">7. Minőségi elvárások</text:h>
        <text:p text:style-name="P369">1. A csapat szempontjából a legfontosabb minőségi elvárás,hogy a játék a lehető legrövidebb időn belül a felhasználók/játékosok számára elérhető legyen a legkevesebb kockázati tényező kizárásával. A bugok és hibák a lehető legalacsonyabb százalékban forduljanak elő illetve a játékmenet zökkenőmentes legyen az esetlegesen előforduló és ki nem küszöbölt problémáktól.</text:p>
        <text:p text:style-name="P370">2. A játék elérhető<text:s/>legyen minél több felhasználó számára azaz optimalizációval minél <text:s/>szélesebb gép konfigurációra eljuttassuk így gyengébb hardverek is egyaránt gördülékenyen</text:p>
        <text:p text:style-name="P371">tudják futtatni programunkat.</text:p>
        <text:p text:style-name="P372"/>
        <text:h text:style-name="P373" text:outline-level="1">8. Dokumentációkkal kapcsolatos követelmények</text:h>
        <text:h text:style-name="P374" text:outline-level="1">9. Kockázat lista</text:h>
        <text:p text:style-name="P375"><text:span text:style-name="T376">Jelenleg a legnagyobb akadálynak a projekt eddig még csak tervezési státuszban levő Android mobil operációs rendszerekre tervezett kiadása ígérkezik. Az LWJGL – habár lehetséges mobil platformra is készíteni vele játékot – asztali számítógépekre tervezett<text:s/></text:span><text:span text:style-name="T377">keretrendszer. A nehézséget főként az okozza, hogy Android platform-specifikus dokumentáció nem létezik, leszámítva néhány példaprojektet. Jelenleg eme probléma kiküszöbölésére még nincs megoldás a folyamatos tesztelésen kívül.</text:span></text:p>
        <text:p text:style-name="P378"><text:span text:style-name="T379">Továbbá a játék többjátékos<text:s/></text:span><text:span text:style-name="T380">szolgáltatásainál figyelni kell arra, hogy megfelelő képességű szervereket használjunk, azok túlterhelésének elkerülése érdekében. Fennállhat túlterheléses támadás lehetősége is, tehát biztosítani kell a DDOS támadások elleni megfelelő védelmet.</text:span></text:p>
        <text:h text:style-name="P381" text:outline-level="1">10. Szótár</text:h>
        <text:p text:style-name="P382"><text:span text:style-name="T383"><text:s/></text:span><text:span text:style-name="T384">1. Bevezetés:</text:span></text:p>
        <text:p text:style-name="P385"><text:span text:style-name="T386"><text:tab/><text:s text:c="7"/></text:span><text:span text:style-name="T387">-</text:span><text:span text:style-name="T388">RPG(Role Playing Game):</text:span><text:span text:style-name="T389">Másnéven Szerepjáték: A játék programok világában egy olyan</text:span></text:p>
        <text:p text:style-name="P390">műfajnak a megnevezése ahol egy általad létrehozott vagy előre meghatározott karakter bőrébe bújva egy adott szerepet játszol el ,adott világon és adott történet szálon keresztül.</text:p>
        <text:p text:style-name="Textbody"><text:span text:style-name="T391"><text:tab/></text:span><text:span text:style-name="T392">2.2 A probléma megfogalmazása:</text:span></text:p>
        <text:p text:style-name="P393"><text:span text:style-name="T394"><text:tab/></text:span><text:span text:style-name="T395"><text:s text:c="7"/></text:span><text:span text:style-name="T396">-</text:span><text:span text:style-name="T397"><text:s/></text:span><text:span text:style-name="T398">Open-world:</text:span><text:span text:style-name="T399">Másnéven nyílt világú:A játékban a szabadon bejárhatóságot jelképezi.Nincs kötött</text:span></text:p>
        <text:p text:style-name="P400"><text:tab/><text:tab/><text:tab/><text:s text:c="7"/>játék menet,kedved szerint derítheted fel a pályát.</text:p>
        <text:p text:style-name="P401"><text:span text:style-name="T402"><text:tab/><text:s text:c="8"/>-</text:span><text:span text:style-name="T403">NPC:</text:span><text:span text:style-name="T404">Másnéven nem játszható karakter:A játékban egy játékos által nem irányítható</text:span></text:p>
        <text:p text:style-name="P405"><text:s/><text:tab/><text:s text:c="19"/>karakter <text:s/>amik támogatnak vagy cask szimpla kiegészítés a játék világához.</text:p>
        <text:p text:style-name="P406"/>
        <text:p text:style-name="Standard"><text:span text:style-name="T407"><text:tab/></text:span><text:span text:style-name="T408">2.3 Az elkészült termék helye:</text:span></text:p>
        <text:p text:style-name="P409"/>
        <text:p text:style-name="Standard"><text:span text:style-name="T410"><text:tab/></text:span><text:span text:style-name="T411"><text:s text:c="7"/>-</text:span><text:span text:style-name="T412"><text:s/></text:span><text:span text:style-name="T413">exklúziv(„Nem konzol exklúziv”):</text:span><text:span text:style-name="T414">Csak eg</text:span><text:span text:style-name="T415">y adott platformon(PC,PS,Nintendo) elérhető alkotás</text:span></text:p>
        <text:p text:style-name="Standard"><text:span text:style-name="T416"><text:tab/></text:span><text:span text:style-name="T417"><text:tab/></text:span><text:span text:style-name="T418"><text:tab/>A mi játékunk nem fog rendelkezni ezzel a lehetőséggel.</text:span></text:p>
        <text:p text:style-name="P419"/>
        <text:p text:style-name="Textbody"><text:span text:style-name="T420"><text:tab/></text:span><text:span text:style-name="T421">4.1 A termék kapcsolatai:</text:span></text:p>
        <text:soft-page-break/>
        <text:p text:style-name="P422"><text:span text:style-name="T423"><text:tab/><text:s text:c="7"/>-</text:span><text:span text:style-name="T424">RGB slider:</text:span><text:span text:style-name="T425"><text:s/>Másnéven RGB(Red,Green,Blue) színskála: Egy olyan skála amelyen a</text:span></text:p>
        <text:p text:style-name="P426"><text:s text:c="4"/>a piros zöld kék<text:s/>színek minden árnyalatát kiválaszthatod ezáltal egyedi szín <text:s/></text:p>
        <text:p text:style-name="P427"><text:s text:c="4"/>összeállításban hozhatsz létre különböző dolgokat.</text:p>
        <text:p text:style-name="P428"><text:span text:style-name="T429"><text:tab/><text:s text:c="7"/>-</text:span><text:span text:style-name="T430">HP(Health Point):</text:span><text:span text:style-name="T431">Másnéven Élet pont:A játékban a szörnyed élet pontját jelző piros színű</text:span></text:p>
        <text:p text:style-name="P432"><text:tab/><text:tab/><text:tab/><text:tab/>csík <text:s text:c="32"/></text:p>
        <text:p text:style-name="P433"><text:span text:style-name="T434"><text:line-break/></text:span><text:span text:style-name="T435"><text:tab/><text:s text:c="8"/>-</text:span><text:span text:style-name="T436">Attack damage ,defense,specialattack damage,special defense,speed:</text:span></text:p>
        <text:p text:style-name="P437"><text:span text:style-name="T438">Másnéven támadó érték,védekezés,spec. támadó</text:span><text:span text:style-name="T439"><text:s/></text:span><text:span text:style-name="T440">érték, spec. védekezés,sebesség: A szörnyekkel kapcsolatos értékek melyet a rendszer</text:span><text:span text:style-name="T441"><text:s/></text:span><text:span text:style-name="T442">eltárol minden szörnyről.</text:span></text:p>
        <text:p text:style-name="P443"><text:tab/></text:p>
        <text:p text:style-name="P444"><text:span text:style-name="T445"><text:tab/><text:s text:c="7"/>-</text:span><text:span text:style-name="T446">Event(In-game event):</text:span><text:span text:style-name="T447">Másnéven Esemény:A játékban történő különleges események<text:s/></text:span></text:p>
        <text:p text:style-name="P448"><text:s text:c="60"/>megnevezése.</text:p>
        <text:p text:style-name="P449"><text:tab/><text:tab/></text:p>
        <text:p text:style-name="P450"><text:span text:style-name="T451"><text:tab/><text:s text:c="7"/>-</text:span><text:span text:style-name="T452">Tile:</text:span><text:span text:style-name="T453">A játékban az a terület melyen az NPC-k haladnak.Képzelj el egy előre megadott kockát a</text:span><text:span text:style-name="T454">min</text:span></text:p>
        <text:p text:style-name="P455"><text:span text:style-name="T456"><text:tab/></text:span><text:span text:style-name="T457"><text:tab/><text:s text:c="3"/>belul négyzetre osztjuk a területet és ezekre a négyzetekre hivatkozva mozgatjuk a karaktert.</text:span></text:p>
        <text:p text:style-name="P458"><text:tab/><text:tab/><text:tab/></text:p>
        <text:p text:style-name="P459"><text:span text:style-name="T460"><text:tab/><text:s text:c="6"/>-</text:span><text:span text:style-name="T461">Spawn/Despawn:</text:span><text:span text:style-name="T462">Másnével megjelenés/eltűnés:A játékban adott NPC-k előre beállított</text:span></text:p>
        <text:p text:style-name="P463"><text:tab/><text:tab/><text:tab/><text:tab/><text:s/>megjelenését és eltűnését jelenti.</text:p>
        <text:p text:style-name="P464"><text:s/></text:p>
        <text:p text:style-name="P465"><text:span text:style-name="T466"><text:tab/><text:s text:c="6"/>-</text:span><text:span text:style-name="T467">UI:</text:span><text:span text:style-name="T468">Másnév</text:span><text:span text:style-name="T469">en felhasználói felület: A játék ezen keresztül kommunikál a játékossal a felhasználó</text:span></text:p>
        <text:p text:style-name="P470"><text:span text:style-name="T471"><text:tab/><text:s text:c="14"/>ezen keresztül irányíthatja és adhatja ki a parancsokat és utasításait a programnak.</text:span></text:p>
        <text:p text:style-name="P472"><text:tab/></text:p>
        <text:p text:style-name="P473"><text:span text:style-name="T474"><text:s text:c="20"/>-</text:span><text:span text:style-name="T475">Turn based:</text:span><text:span text:style-name="T476">Másnéven körökre osztott: A<text:s/></text:span><text:span text:style-name="T477">játék harcrendszerének típusát írja le azaz egy körökre</text:span></text:p>
        <text:p text:style-name="P478"><text:tab/><text:tab/>osztott stratégia harcrendszert valósít meg.</text:p>
        <text:p text:style-name="P479"><text:span text:style-name="T480"><text:s text:c="20"/>-</text:span><text:span text:style-name="T481">Co-op:</text:span><text:span text:style-name="T482">A játékban a többjátékos mód lehetősége.</text:span></text:p>
        <text:p text:style-name="P483"><text:span text:style-name="T484"><text:s text:c="20"/>-</text:span><text:span text:style-name="T485">Input:</text:span><text:span text:style-name="T486">a billentyűzetről vagy egérről beolvasott jelet<text:s/></text:span><text:span text:style-name="T487">Inputnak másnévek bevitelnek nevezzük.</text:span></text:p>
        <text:p text:style-name="P488"><text:tab/><text:s/>A játékot ezekre a bevitelekre reagálva irányítjuk majd.</text:p>
        <text:p text:style-name="P489"><text:tab/></text:p>
        <text:p text:style-name="P490"><text:s text:c="10"/>5.3 Egyéb szolgáltatások:</text:p>
        <text:p text:style-name="P491"><text:span text:style-name="T492"><text:s text:c="13"/></text:span><text:span text:style-name="T493"><text:s text:c="3"/></text:span><text:span text:style-name="T494"><text:s/></text:span><text:span text:style-name="T495">-</text:span><text:span text:style-name="T496">Steam Cloud:</text:span><text:span text:style-name="T497">A Steam felhő alapú tárolója melyben a játék adatai fognak eltárolódni.</text:span></text:p>
        <text:p text:style-name="P498"/>
        <text:p text:style-name="P499"><text:s text:c="10"/>6.3 Egyéb korlátozások:</text:p>
        <text:p text:style-name="P500"><text:span text:style-name="T501"><text:s text:c="20"/>-</text:span><text:span text:style-name="T502">Offline:</text:span><text:span text:style-name="T503">Internet csatlakozás nélküli elérhetőség.A játék internet csatlakozás nélkül is játszható.</text:span></text:p>
        <text:p text:style-name="P504"/>
        <text:p text:style-name="P505"><text:s/>7. Minőségi elvárások:</text:p>
        <text:p text:style-name="P506"><text:span text:style-name="T507"><text:s text:c="20"/>-</text:span><text:span text:style-name="T508">Bug:</text:span><text:span text:style-name="T509"><text:s/></text:span><text:span text:style-name="T510">A</text:span><text:span text:style-name="T511"><text:s/></text:span><text:span text:style-name="T512">játékban</text:span><text:span text:style-name="T513"><text:s/>előforduló,<text:s/></text:span><text:span text:style-name="T514">elkészítés és kiadás után felmerülő apróbb problémák.</text:span></text:p>
        <text:p text:style-name="P515"><text:s text:c="31"/>A fejesztők<text:s/>figyelmét elkerülő<text:s/>hibák,<text:s/>amely<text:s/>a tesztelés és a huzamosabb ideig<text:s/>tartó</text:p>
        <text:p text:style-name="P516"><text:s text:c="30"/><text:s/>használat során<text:s/>derül ki.</text:p>
        <text:soft-page-break/>
        <text:p text:style-name="P517"><text:span text:style-name="T518"><text:s text:c="12"/>9 Korlátozások:</text:span></text:p>
        <text:p text:style-name="P519"><text:span text:style-name="T520"><text:s text:c="20"/>-<text:s/></text:span><text:span text:style-name="T521">DDOS támadás:</text:span><text:span text:style-name="T522"><text:s/>Olyan rendszer ellen irányuló terheléses támadás melynek célja a szolgáltatás<text:s/></text:span></text:p>
        <text:p text:style-name="P523"><text:span text:style-name="T524"><text:tab/></text:span><text:span text:style-name="T525"><text:tab/></text:span><text:span text:style-name="T526"><text:tab/>e</text:span><text:span text:style-name="T527">lérhetetlenségének<text:s/></text:span><text:span text:style-name="T528">teljesítése</text:span><text:span text:style-name="T529">.</text:span></text:p>
        <text:p text:style-name="P530"><text:line-break/></text:p>
        <text:p text:style-name="P531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Liberation Sans" svg:font-family="Liberation Sans" style:font-family-generic="swiss" style:font-pitch="variable"/>
    <style:font-face style:name="Source Han Sans CN" svg:font-family="Source Han Sans CN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, sans-serif" svg:font-family="Arial, sans-serif" style:font-family-generic="system"/>
    <style:font-face style:name="Nimbus Roman" svg:font-family="Nimbus Roman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Címsor1" style:display-name="Címsor 1" style:family="paragraph" style:parent-style-name="Heading" style:next-style-name="Textbody" style:default-outline-level="1">
      <style:text-properties style:font-name="Liberation Serif" style:font-name-asian="Droid Sans Fallback" style:font-name-complex="Liberation Serif" fo:font-weight="bold" style:font-weight-asian="bold" style:font-weight-complex="bold" fo:font-size="24pt" style:font-size-asian="24pt" style:font-size-complex="24pt" fo:hyphenate="false"/>
    </style:style>
    <style:style style:name="Címsor2" style:display-name="Címsor 2" style:family="paragraph" style:parent-style-name="Heading" style:next-style-name="Textbody" style:default-outline-level="2">
      <style:paragraph-properties fo:margin-top="0.1388in" fo:margin-bottom="0in"/>
      <style:text-properties style:font-name="Liberation Serif" style:font-name-asian="Droid Sans Fallback" style:font-name-complex="Liberation Serif" fo:font-weight="bold" style:font-weight-asian="bold" style:font-weight-complex="bold" fo:font-size="18pt" style:font-size-asian="18pt" style:font-size-complex="18pt" fo:hyphenate="false"/>
    </style:style>
    <style:style style:name="Címsor3" style:display-name="Címsor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ource Han Sans CN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Képaláírás" style:display-name="Képaláírá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Times New Roman" style:font-name-asian="Droid Sans Fallback" style:font-name-complex="Times New Roman" fo:color="#000000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0.6354in" text:min-label-width="0.25in" text:list-level-position-and-space-mode="label-alignment">
          <style:list-level-label-alignment text:label-followed-by="listtab" fo:margin-left="0.8854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.1354in" text:min-label-width="0.25in" text:list-level-position-and-space-mode="label-alignment">
          <style:list-level-label-alignment text:label-followed-by="listtab" fo:margin-left="1.3854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6354in" text:min-label-width="0.25in" text:list-level-position-and-space-mode="label-alignment">
          <style:list-level-label-alignment text:label-followed-by="listtab" fo:margin-left="1.8854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1354in" text:min-label-width="0.25in" text:list-level-position-and-space-mode="label-alignment">
          <style:list-level-label-alignment text:label-followed-by="listtab" fo:margin-left="2.3854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6354in" text:min-label-width="0.25in" text:list-level-position-and-space-mode="label-alignment">
          <style:list-level-label-alignment text:label-followed-by="listtab" fo:margin-left="2.8854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1354in" text:min-label-width="0.25in" text:list-level-position-and-space-mode="label-alignment">
          <style:list-level-label-alignment text:label-followed-by="listtab" fo:margin-left="3.3854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6354in" text:min-label-width="0.25in" text:list-level-position-and-space-mode="label-alignment">
          <style:list-level-label-alignment text:label-followed-by="listtab" fo:margin-left="3.885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1354in" text:min-label-width="0.25in" text:list-level-position-and-space-mode="label-alignment">
          <style:list-level-label-alignment text:label-followed-by="listtab" fo:margin-left="4.385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6354in" text:min-label-width="0.25in" text:list-level-position-and-space-mode="label-alignment">
          <style:list-level-label-alignment text:label-followed-by="listtab" fo:margin-left="4.8854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format="1" text:start-value="7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666in" text:min-label-width="0.125in" text:list-level-position-and-space-mode="label-alignment">
          <style:list-level-label-alignment text:label-followed-by="listtab" fo:margin-left="1.7916in" fo:text-indent="-0.125in"/>
        </style:list-level-properties>
      </text:list-level-style-number>
      <text:list-level-style-number text:level="4" style:num-suffix="." style:num-format="1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666in" text:min-label-width="0.125in" text:list-level-position-and-space-mode="label-alignment">
          <style:list-level-label-alignment text:label-followed-by="listtab" fo:margin-left="3.2916in" fo:text-indent="-0.125in"/>
        </style:list-level-properties>
      </text:list-level-style-number>
      <text:list-level-style-number text:level="7" style:num-suffix="." style:num-format="1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666in" text:min-label-width="0.125in" text:list-level-position-and-space-mode="label-alignment">
          <style:list-level-label-alignment text:label-followed-by="listtab" fo:margin-left="4.7916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7">
        <style:list-level-properties text:space-before="0.4791in" text:min-label-width="0.25in" text:list-level-position-and-space-mode="label-alignment">
          <style:list-level-label-alignment text:label-followed-by="listtab" fo:margin-left="0.729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791in" text:min-label-width="0.25in" text:list-level-position-and-space-mode="label-alignment">
          <style:list-level-label-alignment text:label-followed-by="listtab" fo:margin-left="1.229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041in" text:min-label-width="0.125in" text:list-level-position-and-space-mode="label-alignment">
          <style:list-level-label-alignment text:label-followed-by="listtab" fo:margin-left="1.7291in" fo:text-indent="-0.125in"/>
        </style:list-level-properties>
      </text:list-level-style-number>
      <text:list-level-style-number text:level="4" style:num-suffix="." style:num-format="1">
        <style:list-level-properties text:space-before="1.9791in" text:min-label-width="0.25in" text:list-level-position-and-space-mode="label-alignment">
          <style:list-level-label-alignment text:label-followed-by="listtab" fo:margin-left="2.229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791in" text:min-label-width="0.25in" text:list-level-position-and-space-mode="label-alignment">
          <style:list-level-label-alignment text:label-followed-by="listtab" fo:margin-left="2.729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041in" text:min-label-width="0.125in" text:list-level-position-and-space-mode="label-alignment">
          <style:list-level-label-alignment text:label-followed-by="listtab" fo:margin-left="3.2291in" fo:text-indent="-0.125in"/>
        </style:list-level-properties>
      </text:list-level-style-number>
      <text:list-level-style-number text:level="7" style:num-suffix="." style:num-format="1">
        <style:list-level-properties text:space-before="3.4791in" text:min-label-width="0.25in" text:list-level-position-and-space-mode="label-alignment">
          <style:list-level-label-alignment text:label-followed-by="listtab" fo:margin-left="3.729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791in" text:min-label-width="0.25in" text:list-level-position-and-space-mode="label-alignment">
          <style:list-level-label-alignment text:label-followed-by="listtab" fo:margin-left="4.229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041in" text:min-label-width="0.125in" text:list-level-position-and-space-mode="label-alignment">
          <style:list-level-label-alignment text:label-followed-by="listtab" fo:margin-left="4.7291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Gábor</meta:initial-creator>
    <dc:creator>lol asd</dc:creator>
    <meta:creation-date>2021-10-07T19:44:00Z</meta:creation-date>
    <dc:date>2021-10-07T19:44:00Z</dc:date>
    <meta:template xlink:href="Normal" xlink:type="simple"/>
    <meta:editing-cycles>2</meta:editing-cycles>
    <meta:editing-duration>PT360S</meta:editing-duration>
    <meta:document-statistic meta:page-count="11" meta:paragraph-count="40" meta:word-count="2562" meta:character-count="20204" meta:row-count="147" meta:non-whitespace-character-count="17682"/>
  </office:meta>
</office:document-meta>
</file>